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5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12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otal on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>
            <text:p>Alice Received Messages</text:p>
          </table:table-cell>
          <table:table-cell/>
          <table:table-cell office:value-type="string">
            <text:p>Bob Received Messages</text:p>
          </table:table-cell>
          <table:table-cell/>
          <table:table-cell office:value-type="string">
            <text:p>Carl Received Messages</text:p>
          </table:table-cell>
          <table:table-cell/>
          <table:table-cell office:value-type="string">
            <text:p>Match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table:formula="of:=AND([.A4]=[.C4];[.C4]=[.E4];[.B4]=[.D4];[.D4]=[.F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table:formula="of:=AND([.A5]=[.C5];[.C5]=[.E5];[.B5]=[.D5];[.D5]=[.F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table:formula="of:=AND([.A6]=[.C6];[.C6]=[.E6];[.B6]=[.D6];[.D6]=[.F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table:formula="of:=AND([.A7]=[.C7];[.C7]=[.E7];[.B7]=[.D7];[.D7]=[.F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formula="of:=AND([.A8]=[.C8];[.C8]=[.E8];[.B8]=[.D8];[.D8]=[.F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table:formula="of:=AND([.A9]=[.C9];[.C9]=[.E9];[.B9]=[.D9];[.D9]=[.F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table:formula="of:=AND([.A10]=[.C10];[.C10]=[.E10];[.B10]=[.D10];[.D10]=[.F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table:formula="of:=AND([.A11]=[.C11];[.C11]=[.E11];[.B11]=[.D11];[.D11]=[.F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table:formula="of:=AND([.A12]=[.C12];[.C12]=[.E12];[.B12]=[.D12];[.D12]=[.F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table:formula="of:=AND([.A13]=[.C13];[.C13]=[.E13];[.B13]=[.D13];[.D13]=[.F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table:formula="of:=AND([.A14]=[.C14];[.C14]=[.E14];[.B14]=[.D14];[.D14]=[.F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table:formula="of:=AND([.A15]=[.C15];[.C15]=[.E15];[.B15]=[.D15];[.D15]=[.F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formula="of:=AND([.A16]=[.C16];[.C16]=[.E16];[.B16]=[.D16];[.D16]=[.F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table:formula="of:=AND([.A17]=[.C17];[.C17]=[.E17];[.B17]=[.D17];[.D17]=[.F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table:formula="of:=AND([.A18]=[.C18];[.C18]=[.E18];[.B18]=[.D18];[.D18]=[.F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table:formula="of:=AND([.A19]=[.C19];[.C19]=[.E19];[.B19]=[.D19];[.D19]=[.F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table:formula="of:=AND([.A20]=[.C20];[.C20]=[.E20];[.B20]=[.D20];[.D20]=[.F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table:formula="of:=AND([.A21]=[.C21];[.C21]=[.E21];[.B21]=[.D21];[.D21]=[.F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table:formula="of:=AND([.A22]=[.C22];[.C22]=[.E22];[.B22]=[.D22];[.D22]=[.F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table:formula="of:=AND([.A23]=[.C23];[.C23]=[.E23];[.B23]=[.D23];[.D23]=[.F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table:formula="of:=AND([.A24]=[.C24];[.C24]=[.E24];[.B24]=[.D24];[.D24]=[.F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table:formula="of:=AND([.A25]=[.C25];[.C25]=[.E25];[.B25]=[.D25];[.D25]=[.F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table:formula="of:=AND([.A26]=[.C26];[.C26]=[.E26];[.B26]=[.D26];[.D26]=[.F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table:formula="of:=AND([.A27]=[.C27];[.C27]=[.E27];[.B27]=[.D27];[.D27]=[.F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table:formula="of:=AND([.A28]=[.C28];[.C28]=[.E28];[.B28]=[.D28];[.D28]=[.F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table:formula="of:=AND([.A29]=[.C29];[.C29]=[.E29];[.B29]=[.D29];[.D29]=[.F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table:formula="of:=AND([.A30]=[.C30];[.C30]=[.E30];[.B30]=[.D30];[.D30]=[.F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table:formula="of:=AND([.A31]=[.C31];[.C31]=[.E31];[.B31]=[.D31];[.D31]=[.F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table:formula="of:=AND([.A32]=[.C32];[.C32]=[.E32];[.B32]=[.D32];[.D32]=[.F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table:formula="of:=AND([.A33]=[.C33];[.C33]=[.E33];[.B33]=[.D33];[.D33]=[.F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table:formula="of:=AND([.A34]=[.C34];[.C34]=[.E34];[.B34]=[.D34];[.D34]=[.F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table:formula="of:=AND([.A35]=[.C35];[.C35]=[.E35];[.B35]=[.D35];[.D35]=[.F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table:formula="of:=AND([.A36]=[.C36];[.C36]=[.E36];[.B36]=[.D36];[.D36]=[.F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table:formula="of:=AND([.A37]=[.C37];[.C37]=[.E37];[.B37]=[.D37];[.D37]=[.F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table:formula="of:=AND([.A38]=[.C38];[.C38]=[.E38];[.B38]=[.D38];[.D38]=[.F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table:formula="of:=AND([.A39]=[.C39];[.C39]=[.E39];[.B39]=[.D39];[.D39]=[.F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table:formula="of:=AND([.A40]=[.C40];[.C40]=[.E40];[.B40]=[.D40];[.D40]=[.F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table:formula="of:=AND([.A41]=[.C41];[.C41]=[.E41];[.B41]=[.D41];[.D41]=[.F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table:formula="of:=AND([.A42]=[.C42];[.C42]=[.E42];[.B42]=[.D42];[.D42]=[.F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table:formula="of:=AND([.A43]=[.C43];[.C43]=[.E43];[.B43]=[.D43];[.D43]=[.F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table:formula="of:=AND([.A44]=[.C44];[.C44]=[.E44];[.B44]=[.D44];[.D44]=[.F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table:formula="of:=AND([.A45]=[.C45];[.C45]=[.E45];[.B45]=[.D45];[.D45]=[.F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table:formula="of:=AND([.A46]=[.C46];[.C46]=[.E46];[.B46]=[.D46];[.D46]=[.F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table:formula="of:=AND([.A47]=[.C47];[.C47]=[.E47];[.B47]=[.D47];[.D47]=[.F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table:formula="of:=AND([.A48]=[.C48];[.C48]=[.E48];[.B48]=[.D48];[.D48]=[.F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table:formula="of:=AND([.A49]=[.C49];[.C49]=[.E49];[.B49]=[.D49];[.D49]=[.F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table:formula="of:=AND([.A50]=[.C50];[.C50]=[.E50];[.B50]=[.D50];[.D50]=[.F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table:formula="of:=AND([.A51]=[.C51];[.C51]=[.E51];[.B51]=[.D51];[.D51]=[.F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table:formula="of:=AND([.A52]=[.C52];[.C52]=[.E52];[.B52]=[.D52];[.D52]=[.F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table:formula="of:=AND([.A53]=[.C53];[.C53]=[.E53];[.B53]=[.D53];[.D53]=[.F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table:formula="of:=AND([.A54]=[.C54];[.C54]=[.E54];[.B54]=[.D54];[.D54]=[.F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table:formula="of:=AND([.A55]=[.C55];[.C55]=[.E55];[.B55]=[.D55];[.D55]=[.F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table:formula="of:=AND([.A56]=[.C56];[.C56]=[.E56];[.B56]=[.D56];[.D56]=[.F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table:formula="of:=AND([.A57]=[.C57];[.C57]=[.E57];[.B57]=[.D57];[.D57]=[.F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table:formula="of:=AND([.A58]=[.C58];[.C58]=[.E58];[.B58]=[.D58];[.D58]=[.F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table:formula="of:=AND([.A59]=[.C59];[.C59]=[.E59];[.B59]=[.D59];[.D59]=[.F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table:formula="of:=AND([.A60]=[.C60];[.C60]=[.E60];[.B60]=[.D60];[.D60]=[.F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table:formula="of:=AND([.A61]=[.C61];[.C61]=[.E61];[.B61]=[.D61];[.D61]=[.F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table:formula="of:=AND([.A62]=[.C62];[.C62]=[.E62];[.B62]=[.D62];[.D62]=[.F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formula="of:=AND([.A63]=[.C63];[.C63]=[.E63];[.B63]=[.D63];[.D63]=[.F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table:formula="of:=AND([.A64]=[.C64];[.C64]=[.E64];[.B64]=[.D64];[.D64]=[.F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table:formula="of:=AND([.A65]=[.C65];[.C65]=[.E65];[.B65]=[.D65];[.D65]=[.F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table:formula="of:=AND([.A66]=[.C66];[.C66]=[.E66];[.B66]=[.D66];[.D66]=[.F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table:formula="of:=AND([.A67]=[.C67];[.C67]=[.E67];[.B67]=[.D67];[.D67]=[.F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table:formula="of:=AND([.A68]=[.C68];[.C68]=[.E68];[.B68]=[.D68];[.D68]=[.F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table:formula="of:=AND([.A69]=[.C69];[.C69]=[.E69];[.B69]=[.D69];[.D69]=[.F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table:formula="of:=AND([.A70]=[.C70];[.C70]=[.E70];[.B70]=[.D70];[.D70]=[.F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table:formula="of:=AND([.A71]=[.C71];[.C71]=[.E71];[.B71]=[.D71];[.D71]=[.F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table:formula="of:=AND([.A72]=[.C72];[.C72]=[.E72];[.B72]=[.D72];[.D72]=[.F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table:formula="of:=AND([.A73]=[.C73];[.C73]=[.E73];[.B73]=[.D73];[.D73]=[.F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table:formula="of:=AND([.A74]=[.C74];[.C74]=[.E74];[.B74]=[.D74];[.D74]=[.F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table:formula="of:=AND([.A75]=[.C75];[.C75]=[.E75];[.B75]=[.D75];[.D75]=[.F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table:formula="of:=AND([.A76]=[.C76];[.C76]=[.E76];[.B76]=[.D76];[.D76]=[.F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table:formula="of:=AND([.A77]=[.C77];[.C77]=[.E77];[.B77]=[.D77];[.D77]=[.F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table:formula="of:=AND([.A78]=[.C78];[.C78]=[.E78];[.B78]=[.D78];[.D78]=[.F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table:formula="of:=AND([.A79]=[.C79];[.C79]=[.E79];[.B79]=[.D79];[.D79]=[.F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table:formula="of:=AND([.A80]=[.C80];[.C80]=[.E80];[.B80]=[.D80];[.D80]=[.F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table:formula="of:=AND([.A81]=[.C81];[.C81]=[.E81];[.B81]=[.D81];[.D81]=[.F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82]=[.C82];[.C82]=[.E82];[.B82]=[.D82];[.D82]=[.F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83]=[.C83];[.C83]=[.E83];[.B83]=[.D83];[.D83]=[.F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84]=[.C84];[.C84]=[.E84];[.B84]=[.D84];[.D84]=[.F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85]=[.C85];[.C85]=[.E85];[.B85]=[.D85];[.D85]=[.F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86]=[.C86];[.C86]=[.E86];[.B86]=[.D86];[.D86]=[.F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87]=[.C87];[.C87]=[.E87];[.B87]=[.D87];[.D87]=[.F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88]=[.C88];[.C88]=[.E88];[.B88]=[.D88];[.D88]=[.F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89]=[.C89];[.C89]=[.E89];[.B89]=[.D89];[.D89]=[.F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90]=[.C90];[.C90]=[.E90];[.B90]=[.D90];[.D90]=[.F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91]=[.C91];[.C91]=[.E91];[.B91]=[.D91];[.D91]=[.F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92]=[.C92];[.C92]=[.E92];[.B92]=[.D92];[.D92]=[.F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93]=[.C93];[.C93]=[.E93];[.B93]=[.D93];[.D93]=[.F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table:formula="of:=AND([.A94]=[.C94];[.C94]=[.E94];[.B94]=[.D94];[.D94]=[.F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95]=[.C95];[.C95]=[.E95];[.B95]=[.D95];[.D95]=[.F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table:formula="of:=AND([.A96]=[.C96];[.C96]=[.E96];[.B96]=[.D96];[.D96]=[.F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97]=[.C97];[.C97]=[.E97];[.B97]=[.D97];[.D97]=[.F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98]=[.C98];[.C98]=[.E98];[.B98]=[.D98];[.D98]=[.F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table:formula="of:=AND([.A99]=[.C99];[.C99]=[.E99];[.B99]=[.D99];[.D99]=[.F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table:formula="of:=AND([.A100]=[.C100];[.C100]=[.E100];[.B100]=[.D100];[.D100]=[.F1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table:formula="of:=AND([.A101]=[.C101];[.C101]=[.E101];[.B101]=[.D101];[.D101]=[.F1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table:formula="of:=AND([.A102]=[.C102];[.C102]=[.E102];[.B102]=[.D102];[.D102]=[.F1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table:formula="of:=AND([.A103]=[.C103];[.C103]=[.E103];[.B103]=[.D103];[.D103]=[.F1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table:formula="of:=AND([.A104]=[.C104];[.C104]=[.E104];[.B104]=[.D104];[.D104]=[.F1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table:formula="of:=AND([.A105]=[.C105];[.C105]=[.E105];[.B105]=[.D105];[.D105]=[.F1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table:formula="of:=AND([.A106]=[.C106];[.C106]=[.E106];[.B106]=[.D106];[.D106]=[.F1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table:formula="of:=AND([.A107]=[.C107];[.C107]=[.E107];[.B107]=[.D107];[.D107]=[.F1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table:formula="of:=AND([.A108]=[.C108];[.C108]=[.E108];[.B108]=[.D108];[.D108]=[.F1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table:formula="of:=AND([.A109]=[.C109];[.C109]=[.E109];[.B109]=[.D109];[.D109]=[.F1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table:formula="of:=AND([.A110]=[.C110];[.C110]=[.E110];[.B110]=[.D110];[.D110]=[.F1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table:formula="of:=AND([.A111]=[.C111];[.C111]=[.E111];[.B111]=[.D111];[.D111]=[.F1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table:formula="of:=AND([.A112]=[.C112];[.C112]=[.E112];[.B112]=[.D112];[.D112]=[.F1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table:formula="of:=AND([.A113]=[.C113];[.C113]=[.E113];[.B113]=[.D113];[.D113]=[.F1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table:formula="of:=AND([.A114]=[.C114];[.C114]=[.E114];[.B114]=[.D114];[.D114]=[.F1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table:formula="of:=AND([.A115]=[.C115];[.C115]=[.E115];[.B115]=[.D115];[.D115]=[.F1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table:formula="of:=AND([.A116]=[.C116];[.C116]=[.E116];[.B116]=[.D116];[.D116]=[.F1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table:formula="of:=AND([.A117]=[.C117];[.C117]=[.E117];[.B117]=[.D117];[.D117]=[.F1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table:formula="of:=AND([.A118]=[.C118];[.C118]=[.E118];[.B118]=[.D118];[.D118]=[.F1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table:formula="of:=AND([.A119]=[.C119];[.C119]=[.E119];[.B119]=[.D119];[.D119]=[.F1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table:formula="of:=AND([.A120]=[.C120];[.C120]=[.E120];[.B120]=[.D120];[.D120]=[.F1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table:formula="of:=AND([.A121]=[.C121];[.C121]=[.E121];[.B121]=[.D121];[.D121]=[.F1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table:formula="of:=AND([.A122]=[.C122];[.C122]=[.E122];[.B122]=[.D122];[.D122]=[.F1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table:formula="of:=AND([.A123]=[.C123];[.C123]=[.E123];[.B123]=[.D123];[.D123]=[.F1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table:formula="of:=AND([.A124]=[.C124];[.C124]=[.E124];[.B124]=[.D124];[.D124]=[.F1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table:formula="of:=AND([.A125]=[.C125];[.C125]=[.E125];[.B125]=[.D125];[.D125]=[.F1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table:formula="of:=AND([.A126]=[.C126];[.C126]=[.E126];[.B126]=[.D126];[.D126]=[.F1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table:formula="of:=AND([.A127]=[.C127];[.C127]=[.E127];[.B127]=[.D127];[.D127]=[.F1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table:formula="of:=AND([.A128]=[.C128];[.C128]=[.E128];[.B128]=[.D128];[.D128]=[.F1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table:formula="of:=AND([.A129]=[.C129];[.C129]=[.E129];[.B129]=[.D129];[.D129]=[.F1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table:formula="of:=AND([.A130]=[.C130];[.C130]=[.E130];[.B130]=[.D130];[.D130]=[.F1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table:formula="of:=AND([.A131]=[.C131];[.C131]=[.E131];[.B131]=[.D131];[.D131]=[.F1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table:formula="of:=AND([.A132]=[.C132];[.C132]=[.E132];[.B132]=[.D132];[.D132]=[.F1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table:formula="of:=AND([.A133]=[.C133];[.C133]=[.E133];[.B133]=[.D133];[.D133]=[.F1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table:formula="of:=AND([.A134]=[.C134];[.C134]=[.E134];[.B134]=[.D134];[.D134]=[.F1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table:formula="of:=AND([.A135]=[.C135];[.C135]=[.E135];[.B135]=[.D135];[.D135]=[.F1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table:formula="of:=AND([.A136]=[.C136];[.C136]=[.E136];[.B136]=[.D136];[.D136]=[.F1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table:formula="of:=AND([.A137]=[.C137];[.C137]=[.E137];[.B137]=[.D137];[.D137]=[.F1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table:formula="of:=AND([.A138]=[.C138];[.C138]=[.E138];[.B138]=[.D138];[.D138]=[.F1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table:formula="of:=AND([.A139]=[.C139];[.C139]=[.E139];[.B139]=[.D139];[.D139]=[.F1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table:formula="of:=AND([.A140]=[.C140];[.C140]=[.E140];[.B140]=[.D140];[.D140]=[.F1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table:formula="of:=AND([.A141]=[.C141];[.C141]=[.E141];[.B141]=[.D141];[.D141]=[.F1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table:formula="of:=AND([.A142]=[.C142];[.C142]=[.E142];[.B142]=[.D142];[.D142]=[.F1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table:formula="of:=AND([.A143]=[.C143];[.C143]=[.E143];[.B143]=[.D143];[.D143]=[.F1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table:formula="of:=AND([.A144]=[.C144];[.C144]=[.E144];[.B144]=[.D144];[.D144]=[.F1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table:formula="of:=AND([.A145]=[.C145];[.C145]=[.E145];[.B145]=[.D145];[.D145]=[.F1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table:formula="of:=AND([.A146]=[.C146];[.C146]=[.E146];[.B146]=[.D146];[.D146]=[.F1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table:formula="of:=AND([.A147]=[.C147];[.C147]=[.E147];[.B147]=[.D147];[.D147]=[.F1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table:formula="of:=AND([.A148]=[.C148];[.C148]=[.E148];[.B148]=[.D148];[.D148]=[.F1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table:formula="of:=AND([.A149]=[.C149];[.C149]=[.E149];[.B149]=[.D149];[.D149]=[.F1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table:formula="of:=AND([.A150]=[.C150];[.C150]=[.E150];[.B150]=[.D150];[.D150]=[.F1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table:formula="of:=AND([.A151]=[.C151];[.C151]=[.E151];[.B151]=[.D151];[.D151]=[.F1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table:formula="of:=AND([.A152]=[.C152];[.C152]=[.E152];[.B152]=[.D152];[.D152]=[.F1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table:formula="of:=AND([.A153]=[.C153];[.C153]=[.E153];[.B153]=[.D153];[.D153]=[.F1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table:formula="of:=AND([.A154]=[.C154];[.C154]=[.E154];[.B154]=[.D154];[.D154]=[.F1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table:formula="of:=AND([.A155]=[.C155];[.C155]=[.E155];[.B155]=[.D155];[.D155]=[.F1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table:formula="of:=AND([.A156]=[.C156];[.C156]=[.E156];[.B156]=[.D156];[.D156]=[.F1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table:formula="of:=AND([.A157]=[.C157];[.C157]=[.E157];[.B157]=[.D157];[.D157]=[.F1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table:formula="of:=AND([.A158]=[.C158];[.C158]=[.E158];[.B158]=[.D158];[.D158]=[.F1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table:formula="of:=AND([.A159]=[.C159];[.C159]=[.E159];[.B159]=[.D159];[.D159]=[.F1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table:formula="of:=AND([.A160]=[.C160];[.C160]=[.E160];[.B160]=[.D160];[.D160]=[.F1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table:formula="of:=AND([.A161]=[.C161];[.C161]=[.E161];[.B161]=[.D161];[.D161]=[.F1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table:formula="of:=AND([.A162]=[.C162];[.C162]=[.E162];[.B162]=[.D162];[.D162]=[.F1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table:formula="of:=AND([.A163]=[.C163];[.C163]=[.E163];[.B163]=[.D163];[.D163]=[.F1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table:formula="of:=AND([.A164]=[.C164];[.C164]=[.E164];[.B164]=[.D164];[.D164]=[.F1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table:formula="of:=AND([.A165]=[.C165];[.C165]=[.E165];[.B165]=[.D165];[.D165]=[.F1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table:formula="of:=AND([.A166]=[.C166];[.C166]=[.E166];[.B166]=[.D166];[.D166]=[.F1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table:formula="of:=AND([.A167]=[.C167];[.C167]=[.E167];[.B167]=[.D167];[.D167]=[.F1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table:formula="of:=AND([.A168]=[.C168];[.C168]=[.E168];[.B168]=[.D168];[.D168]=[.F1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table:formula="of:=AND([.A169]=[.C169];[.C169]=[.E169];[.B169]=[.D169];[.D169]=[.F1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table:formula="of:=AND([.A170]=[.C170];[.C170]=[.E170];[.B170]=[.D170];[.D170]=[.F1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table:formula="of:=AND([.A171]=[.C171];[.C171]=[.E171];[.B171]=[.D171];[.D171]=[.F1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table:formula="of:=AND([.A172]=[.C172];[.C172]=[.E172];[.B172]=[.D172];[.D172]=[.F1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table:formula="of:=AND([.A173]=[.C173];[.C173]=[.E173];[.B173]=[.D173];[.D173]=[.F1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table:formula="of:=AND([.A174]=[.C174];[.C174]=[.E174];[.B174]=[.D174];[.D174]=[.F1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table:formula="of:=AND([.A175]=[.C175];[.C175]=[.E175];[.B175]=[.D175];[.D175]=[.F1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table:formula="of:=AND([.A176]=[.C176];[.C176]=[.E176];[.B176]=[.D176];[.D176]=[.F1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table:formula="of:=AND([.A177]=[.C177];[.C177]=[.E177];[.B177]=[.D177];[.D177]=[.F1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table:formula="of:=AND([.A178]=[.C178];[.C178]=[.E178];[.B178]=[.D178];[.D178]=[.F1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table:formula="of:=AND([.A179]=[.C179];[.C179]=[.E179];[.B179]=[.D179];[.D179]=[.F1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table:formula="of:=AND([.A180]=[.C180];[.C180]=[.E180];[.B180]=[.D180];[.D180]=[.F1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table:formula="of:=AND([.A181]=[.C181];[.C181]=[.E181];[.B181]=[.D181];[.D181]=[.F1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table:formula="of:=AND([.A182]=[.C182];[.C182]=[.E182];[.B182]=[.D182];[.D182]=[.F1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table:formula="of:=AND([.A183]=[.C183];[.C183]=[.E183];[.B183]=[.D183];[.D183]=[.F1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table:formula="of:=AND([.A184]=[.C184];[.C184]=[.E184];[.B184]=[.D184];[.D184]=[.F1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table:formula="of:=AND([.A185]=[.C185];[.C185]=[.E185];[.B185]=[.D185];[.D185]=[.F1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table:formula="of:=AND([.A186]=[.C186];[.C186]=[.E186];[.B186]=[.D186];[.D186]=[.F1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table:formula="of:=AND([.A187]=[.C187];[.C187]=[.E187];[.B187]=[.D187];[.D187]=[.F1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table:formula="of:=AND([.A188]=[.C188];[.C188]=[.E188];[.B188]=[.D188];[.D188]=[.F1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table:formula="of:=AND([.A189]=[.C189];[.C189]=[.E189];[.B189]=[.D189];[.D189]=[.F1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table:formula="of:=AND([.A190]=[.C190];[.C190]=[.E190];[.B190]=[.D190];[.D190]=[.F1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table:formula="of:=AND([.A191]=[.C191];[.C191]=[.E191];[.B191]=[.D191];[.D191]=[.F1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table:formula="of:=AND([.A192]=[.C192];[.C192]=[.E192];[.B192]=[.D192];[.D192]=[.F1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table:formula="of:=AND([.A193]=[.C193];[.C193]=[.E193];[.B193]=[.D193];[.D193]=[.F1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table:formula="of:=AND([.A194]=[.C194];[.C194]=[.E194];[.B194]=[.D194];[.D194]=[.F1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table:formula="of:=AND([.A195]=[.C195];[.C195]=[.E195];[.B195]=[.D195];[.D195]=[.F1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table:formula="of:=AND([.A196]=[.C196];[.C196]=[.E196];[.B196]=[.D196];[.D196]=[.F1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table:formula="of:=AND([.A197]=[.C197];[.C197]=[.E197];[.B197]=[.D197];[.D197]=[.F1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table:formula="of:=AND([.A198]=[.C198];[.C198]=[.E198];[.B198]=[.D198];[.D198]=[.F1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table:formula="of:=AND([.A199]=[.C199];[.C199]=[.E199];[.B199]=[.D199];[.D199]=[.F1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table:formula="of:=AND([.A200]=[.C200];[.C200]=[.E200];[.B200]=[.D200];[.D200]=[.F2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table:formula="of:=AND([.A201]=[.C201];[.C201]=[.E201];[.B201]=[.D201];[.D201]=[.F2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table:formula="of:=AND([.A202]=[.C202];[.C202]=[.E202];[.B202]=[.D202];[.D202]=[.F2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table:formula="of:=AND([.A203]=[.C203];[.C203]=[.E203];[.B203]=[.D203];[.D203]=[.F2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table:formula="of:=AND([.A204]=[.C204];[.C204]=[.E204];[.B204]=[.D204];[.D204]=[.F2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table:formula="of:=AND([.A205]=[.C205];[.C205]=[.E205];[.B205]=[.D205];[.D205]=[.F2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table:formula="of:=AND([.A206]=[.C206];[.C206]=[.E206];[.B206]=[.D206];[.D206]=[.F2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table:formula="of:=AND([.A207]=[.C207];[.C207]=[.E207];[.B207]=[.D207];[.D207]=[.F2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table:formula="of:=AND([.A208]=[.C208];[.C208]=[.E208];[.B208]=[.D208];[.D208]=[.F2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table:formula="of:=AND([.A209]=[.C209];[.C209]=[.E209];[.B209]=[.D209];[.D209]=[.F2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table:formula="of:=AND([.A210]=[.C210];[.C210]=[.E210];[.B210]=[.D210];[.D210]=[.F2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table:formula="of:=AND([.A211]=[.C211];[.C211]=[.E211];[.B211]=[.D211];[.D211]=[.F2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table:formula="of:=AND([.A212]=[.C212];[.C212]=[.E212];[.B212]=[.D212];[.D212]=[.F2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table:formula="of:=AND([.A213]=[.C213];[.C213]=[.E213];[.B213]=[.D213];[.D213]=[.F2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table:formula="of:=AND([.A214]=[.C214];[.C214]=[.E214];[.B214]=[.D214];[.D214]=[.F2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table:formula="of:=AND([.A215]=[.C215];[.C215]=[.E215];[.B215]=[.D215];[.D215]=[.F2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table:formula="of:=AND([.A216]=[.C216];[.C216]=[.E216];[.B216]=[.D216];[.D216]=[.F2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table:formula="of:=AND([.A217]=[.C217];[.C217]=[.E217];[.B217]=[.D217];[.D217]=[.F2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table:formula="of:=AND([.A218]=[.C218];[.C218]=[.E218];[.B218]=[.D218];[.D218]=[.F2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table:formula="of:=AND([.A219]=[.C219];[.C219]=[.E219];[.B219]=[.D219];[.D219]=[.F2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table:formula="of:=AND([.A220]=[.C220];[.C220]=[.E220];[.B220]=[.D220];[.D220]=[.F2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table:formula="of:=AND([.A221]=[.C221];[.C221]=[.E221];[.B221]=[.D221];[.D221]=[.F2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table:formula="of:=AND([.A222]=[.C222];[.C222]=[.E222];[.B222]=[.D222];[.D222]=[.F2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table:formula="of:=AND([.A223]=[.C223];[.C223]=[.E223];[.B223]=[.D223];[.D223]=[.F2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table:formula="of:=AND([.A224]=[.C224];[.C224]=[.E224];[.B224]=[.D224];[.D224]=[.F2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table:formula="of:=AND([.A225]=[.C225];[.C225]=[.E225];[.B225]=[.D225];[.D225]=[.F2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table:formula="of:=AND([.A226]=[.C226];[.C226]=[.E226];[.B226]=[.D226];[.D226]=[.F2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table:formula="of:=AND([.A227]=[.C227];[.C227]=[.E227];[.B227]=[.D227];[.D227]=[.F2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table:formula="of:=AND([.A228]=[.C228];[.C228]=[.E228];[.B228]=[.D228];[.D228]=[.F2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table:formula="of:=AND([.A229]=[.C229];[.C229]=[.E229];[.B229]=[.D229];[.D229]=[.F2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table:formula="of:=AND([.A230]=[.C230];[.C230]=[.E230];[.B230]=[.D230];[.D230]=[.F2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table:formula="of:=AND([.A231]=[.C231];[.C231]=[.E231];[.B231]=[.D231];[.D231]=[.F2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table:formula="of:=AND([.A232]=[.C232];[.C232]=[.E232];[.B232]=[.D232];[.D232]=[.F2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table:formula="of:=AND([.A233]=[.C233];[.C233]=[.E233];[.B233]=[.D233];[.D233]=[.F2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table:formula="of:=AND([.A234]=[.C234];[.C234]=[.E234];[.B234]=[.D234];[.D234]=[.F2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table:formula="of:=AND([.A235]=[.C235];[.C235]=[.E235];[.B235]=[.D235];[.D235]=[.F2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table:formula="of:=AND([.A236]=[.C236];[.C236]=[.E236];[.B236]=[.D236];[.D236]=[.F2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table:formula="of:=AND([.A237]=[.C237];[.C237]=[.E237];[.B237]=[.D237];[.D237]=[.F2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table:formula="of:=AND([.A238]=[.C238];[.C238]=[.E238];[.B238]=[.D238];[.D238]=[.F2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table:formula="of:=AND([.A239]=[.C239];[.C239]=[.E239];[.B239]=[.D239];[.D239]=[.F2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table:formula="of:=AND([.A240]=[.C240];[.C240]=[.E240];[.B240]=[.D240];[.D240]=[.F2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table:formula="of:=AND([.A241]=[.C241];[.C241]=[.E241];[.B241]=[.D241];[.D241]=[.F2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table:formula="of:=AND([.A242]=[.C242];[.C242]=[.E242];[.B242]=[.D242];[.D242]=[.F2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table:formula="of:=AND([.A243]=[.C243];[.C243]=[.E243];[.B243]=[.D243];[.D243]=[.F2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table:formula="of:=AND([.A244]=[.C244];[.C244]=[.E244];[.B244]=[.D244];[.D244]=[.F2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table:formula="of:=AND([.A245]=[.C245];[.C245]=[.E245];[.B245]=[.D245];[.D245]=[.F2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table:formula="of:=AND([.A246]=[.C246];[.C246]=[.E246];[.B246]=[.D246];[.D246]=[.F2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table:formula="of:=AND([.A247]=[.C247];[.C247]=[.E247];[.B247]=[.D247];[.D247]=[.F2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table:formula="of:=AND([.A248]=[.C248];[.C248]=[.E248];[.B248]=[.D248];[.D248]=[.F2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table:formula="of:=AND([.A249]=[.C249];[.C249]=[.E249];[.B249]=[.D249];[.D249]=[.F2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table:formula="of:=AND([.A250]=[.C250];[.C250]=[.E250];[.B250]=[.D250];[.D250]=[.F2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table:formula="of:=AND([.A251]=[.C251];[.C251]=[.E251];[.B251]=[.D251];[.D251]=[.F2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table:formula="of:=AND([.A252]=[.C252];[.C252]=[.E252];[.B252]=[.D252];[.D252]=[.F2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table:formula="of:=AND([.A253]=[.C253];[.C253]=[.E253];[.B253]=[.D253];[.D253]=[.F2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table:formula="of:=AND([.A254]=[.C254];[.C254]=[.E254];[.B254]=[.D254];[.D254]=[.F2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table:formula="of:=AND([.A255]=[.C255];[.C255]=[.E255];[.B255]=[.D255];[.D255]=[.F2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table:formula="of:=AND([.A256]=[.C256];[.C256]=[.E256];[.B256]=[.D256];[.D256]=[.F2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table:formula="of:=AND([.A257]=[.C257];[.C257]=[.E257];[.B257]=[.D257];[.D257]=[.F2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table:formula="of:=AND([.A258]=[.C258];[.C258]=[.E258];[.B258]=[.D258];[.D258]=[.F2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table:formula="of:=AND([.A259]=[.C259];[.C259]=[.E259];[.B259]=[.D259];[.D259]=[.F2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table:formula="of:=AND([.A260]=[.C260];[.C260]=[.E260];[.B260]=[.D260];[.D260]=[.F2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table:formula="of:=AND([.A261]=[.C261];[.C261]=[.E261];[.B261]=[.D261];[.D261]=[.F2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table:formula="of:=AND([.A262]=[.C262];[.C262]=[.E262];[.B262]=[.D262];[.D262]=[.F2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table:formula="of:=AND([.A263]=[.C263];[.C263]=[.E263];[.B263]=[.D263];[.D263]=[.F2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table:formula="of:=AND([.A264]=[.C264];[.C264]=[.E264];[.B264]=[.D264];[.D264]=[.F2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table:formula="of:=AND([.A265]=[.C265];[.C265]=[.E265];[.B265]=[.D265];[.D265]=[.F2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table:formula="of:=AND([.A266]=[.C266];[.C266]=[.E266];[.B266]=[.D266];[.D266]=[.F2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table:formula="of:=AND([.A267]=[.C267];[.C267]=[.E267];[.B267]=[.D267];[.D267]=[.F2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table:formula="of:=AND([.A268]=[.C268];[.C268]=[.E268];[.B268]=[.D268];[.D268]=[.F2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table:formula="of:=AND([.A269]=[.C269];[.C269]=[.E269];[.B269]=[.D269];[.D269]=[.F2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table:formula="of:=AND([.A270]=[.C270];[.C270]=[.E270];[.B270]=[.D270];[.D270]=[.F2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table:formula="of:=AND([.A271]=[.C271];[.C271]=[.E271];[.B271]=[.D271];[.D271]=[.F2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table:formula="of:=AND([.A272]=[.C272];[.C272]=[.E272];[.B272]=[.D272];[.D272]=[.F2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table:formula="of:=AND([.A273]=[.C273];[.C273]=[.E273];[.B273]=[.D273];[.D273]=[.F2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table:formula="of:=AND([.A274]=[.C274];[.C274]=[.E274];[.B274]=[.D274];[.D274]=[.F2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table:formula="of:=AND([.A275]=[.C275];[.C275]=[.E275];[.B275]=[.D275];[.D275]=[.F2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table:formula="of:=AND([.A276]=[.C276];[.C276]=[.E276];[.B276]=[.D276];[.D276]=[.F2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table:formula="of:=AND([.A277]=[.C277];[.C277]=[.E277];[.B277]=[.D277];[.D277]=[.F2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table:formula="of:=AND([.A278]=[.C278];[.C278]=[.E278];[.B278]=[.D278];[.D278]=[.F2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table:formula="of:=AND([.A279]=[.C279];[.C279]=[.E279];[.B279]=[.D279];[.D279]=[.F2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table:formula="of:=AND([.A280]=[.C280];[.C280]=[.E280];[.B280]=[.D280];[.D280]=[.F2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table:formula="of:=AND([.A281]=[.C281];[.C281]=[.E281];[.B281]=[.D281];[.D281]=[.F2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table:formula="of:=AND([.A282]=[.C282];[.C282]=[.E282];[.B282]=[.D282];[.D282]=[.F2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table:formula="of:=AND([.A283]=[.C283];[.C283]=[.E283];[.B283]=[.D283];[.D283]=[.F2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table:formula="of:=AND([.A284]=[.C284];[.C284]=[.E284];[.B284]=[.D284];[.D284]=[.F2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table:formula="of:=AND([.A285]=[.C285];[.C285]=[.E285];[.B285]=[.D285];[.D285]=[.F2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table:formula="of:=AND([.A286]=[.C286];[.C286]=[.E286];[.B286]=[.D286];[.D286]=[.F2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table:formula="of:=AND([.A287]=[.C287];[.C287]=[.E287];[.B287]=[.D287];[.D287]=[.F2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table:formula="of:=AND([.A288]=[.C288];[.C288]=[.E288];[.B288]=[.D288];[.D288]=[.F2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table:formula="of:=AND([.A289]=[.C289];[.C289]=[.E289];[.B289]=[.D289];[.D289]=[.F2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table:formula="of:=AND([.A290]=[.C290];[.C290]=[.E290];[.B290]=[.D290];[.D290]=[.F2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table:formula="of:=AND([.A291]=[.C291];[.C291]=[.E291];[.B291]=[.D291];[.D291]=[.F2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table:formula="of:=AND([.A292]=[.C292];[.C292]=[.E292];[.B292]=[.D292];[.D292]=[.F2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table:formula="of:=AND([.A293]=[.C293];[.C293]=[.E293];[.B293]=[.D293];[.D293]=[.F2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table:formula="of:=AND([.A294]=[.C294];[.C294]=[.E294];[.B294]=[.D294];[.D294]=[.F2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table:formula="of:=AND([.A295]=[.C295];[.C295]=[.E295];[.B295]=[.D295];[.D295]=[.F2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table:formula="of:=AND([.A296]=[.C296];[.C296]=[.E296];[.B296]=[.D296];[.D296]=[.F2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table:formula="of:=AND([.A297]=[.C297];[.C297]=[.E297];[.B297]=[.D297];[.D297]=[.F2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table:formula="of:=AND([.A298]=[.C298];[.C298]=[.E298];[.B298]=[.D298];[.D298]=[.F2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table:formula="of:=AND([.A299]=[.C299];[.C299]=[.E299];[.B299]=[.D299];[.D299]=[.F2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table:formula="of:=AND([.A300]=[.C300];[.C300]=[.E300];[.B300]=[.D300];[.D300]=[.F3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table:formula="of:=AND([.A301]=[.C301];[.C301]=[.E301];[.B301]=[.D301];[.D301]=[.F3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table:formula="of:=AND([.A302]=[.C302];[.C302]=[.E302];[.B302]=[.D302];[.D302]=[.F3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table:formula="of:=AND([.A303]=[.C303];[.C303]=[.E303];[.B303]=[.D303];[.D303]=[.F3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table:formula="of:=AND([.A304]=[.C304];[.C304]=[.E304];[.B304]=[.D304];[.D304]=[.F3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table:formula="of:=AND([.A305]=[.C305];[.C305]=[.E305];[.B305]=[.D305];[.D305]=[.F3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table:formula="of:=AND([.A306]=[.C306];[.C306]=[.E306];[.B306]=[.D306];[.D306]=[.F3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table:formula="of:=AND([.A307]=[.C307];[.C307]=[.E307];[.B307]=[.D307];[.D307]=[.F3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table:formula="of:=AND([.A308]=[.C308];[.C308]=[.E308];[.B308]=[.D308];[.D308]=[.F3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table:formula="of:=AND([.A309]=[.C309];[.C309]=[.E309];[.B309]=[.D309];[.D309]=[.F3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table:formula="of:=AND([.A310]=[.C310];[.C310]=[.E310];[.B310]=[.D310];[.D310]=[.F3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table:formula="of:=AND([.A311]=[.C311];[.C311]=[.E311];[.B311]=[.D311];[.D311]=[.F3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table:formula="of:=AND([.A312]=[.C312];[.C312]=[.E312];[.B312]=[.D312];[.D312]=[.F3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table:formula="of:=AND([.A313]=[.C313];[.C313]=[.E313];[.B313]=[.D313];[.D313]=[.F3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table:formula="of:=AND([.A314]=[.C314];[.C314]=[.E314];[.B314]=[.D314];[.D314]=[.F3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table:formula="of:=AND([.A315]=[.C315];[.C315]=[.E315];[.B315]=[.D315];[.D315]=[.F3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table:formula="of:=AND([.A316]=[.C316];[.C316]=[.E316];[.B316]=[.D316];[.D316]=[.F3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table:formula="of:=AND([.A317]=[.C317];[.C317]=[.E317];[.B317]=[.D317];[.D317]=[.F3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table:formula="of:=AND([.A318]=[.C318];[.C318]=[.E318];[.B318]=[.D318];[.D318]=[.F3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table:formula="of:=AND([.A319]=[.C319];[.C319]=[.E319];[.B319]=[.D319];[.D319]=[.F3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table:formula="of:=AND([.A320]=[.C320];[.C320]=[.E320];[.B320]=[.D320];[.D320]=[.F3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table:formula="of:=AND([.A321]=[.C321];[.C321]=[.E321];[.B321]=[.D321];[.D321]=[.F3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table:formula="of:=AND([.A322]=[.C322];[.C322]=[.E322];[.B322]=[.D322];[.D322]=[.F3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table:formula="of:=AND([.A323]=[.C323];[.C323]=[.E323];[.B323]=[.D323];[.D323]=[.F3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table:formula="of:=AND([.A324]=[.C324];[.C324]=[.E324];[.B324]=[.D324];[.D324]=[.F3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table:formula="of:=AND([.A325]=[.C325];[.C325]=[.E325];[.B325]=[.D325];[.D325]=[.F3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table:formula="of:=AND([.A326]=[.C326];[.C326]=[.E326];[.B326]=[.D326];[.D326]=[.F3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table:formula="of:=AND([.A327]=[.C327];[.C327]=[.E327];[.B327]=[.D327];[.D327]=[.F3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table:formula="of:=AND([.A328]=[.C328];[.C328]=[.E328];[.B328]=[.D328];[.D328]=[.F3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table:formula="of:=AND([.A329]=[.C329];[.C329]=[.E329];[.B329]=[.D329];[.D329]=[.F3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table:formula="of:=AND([.A330]=[.C330];[.C330]=[.E330];[.B330]=[.D330];[.D330]=[.F3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table:formula="of:=AND([.A331]=[.C331];[.C331]=[.E331];[.B331]=[.D331];[.D331]=[.F3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table:formula="of:=AND([.A332]=[.C332];[.C332]=[.E332];[.B332]=[.D332];[.D332]=[.F3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table:formula="of:=AND([.A333]=[.C333];[.C333]=[.E333];[.B333]=[.D333];[.D333]=[.F3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table:formula="of:=AND([.A334]=[.C334];[.C334]=[.E334];[.B334]=[.D334];[.D334]=[.F3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table:formula="of:=AND([.A335]=[.C335];[.C335]=[.E335];[.B335]=[.D335];[.D335]=[.F3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table:formula="of:=AND([.A336]=[.C336];[.C336]=[.E336];[.B336]=[.D336];[.D336]=[.F3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table:formula="of:=AND([.A337]=[.C337];[.C337]=[.E337];[.B337]=[.D337];[.D337]=[.F3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table:formula="of:=AND([.A338]=[.C338];[.C338]=[.E338];[.B338]=[.D338];[.D338]=[.F3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table:formula="of:=AND([.A339]=[.C339];[.C339]=[.E339];[.B339]=[.D339];[.D339]=[.F3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table:formula="of:=AND([.A340]=[.C340];[.C340]=[.E340];[.B340]=[.D340];[.D340]=[.F3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table:formula="of:=AND([.A341]=[.C341];[.C341]=[.E341];[.B341]=[.D341];[.D341]=[.F3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table:formula="of:=AND([.A342]=[.C342];[.C342]=[.E342];[.B342]=[.D342];[.D342]=[.F3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table:formula="of:=AND([.A343]=[.C343];[.C343]=[.E343];[.B343]=[.D343];[.D343]=[.F3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table:formula="of:=AND([.A344]=[.C344];[.C344]=[.E344];[.B344]=[.D344];[.D344]=[.F3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table:formula="of:=AND([.A345]=[.C345];[.C345]=[.E345];[.B345]=[.D345];[.D345]=[.F3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table:formula="of:=AND([.A346]=[.C346];[.C346]=[.E346];[.B346]=[.D346];[.D346]=[.F3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table:formula="of:=AND([.A347]=[.C347];[.C347]=[.E347];[.B347]=[.D347];[.D347]=[.F3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table:formula="of:=AND([.A348]=[.C348];[.C348]=[.E348];[.B348]=[.D348];[.D348]=[.F3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table:formula="of:=AND([.A349]=[.C349];[.C349]=[.E349];[.B349]=[.D349];[.D349]=[.F3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table:formula="of:=AND([.A350]=[.C350];[.C350]=[.E350];[.B350]=[.D350];[.D350]=[.F3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table:formula="of:=AND([.A351]=[.C351];[.C351]=[.E351];[.B351]=[.D351];[.D351]=[.F3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table:formula="of:=AND([.A352]=[.C352];[.C352]=[.E352];[.B352]=[.D352];[.D352]=[.F3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table:formula="of:=AND([.A353]=[.C353];[.C353]=[.E353];[.B353]=[.D353];[.D353]=[.F3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table:formula="of:=AND([.A354]=[.C354];[.C354]=[.E354];[.B354]=[.D354];[.D354]=[.F3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table:formula="of:=AND([.A355]=[.C355];[.C355]=[.E355];[.B355]=[.D355];[.D355]=[.F3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table:formula="of:=AND([.A356]=[.C356];[.C356]=[.E356];[.B356]=[.D356];[.D356]=[.F3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table:formula="of:=AND([.A357]=[.C357];[.C357]=[.E357];[.B357]=[.D357];[.D357]=[.F3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table:formula="of:=AND([.A358]=[.C358];[.C358]=[.E358];[.B358]=[.D358];[.D358]=[.F3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table:formula="of:=AND([.A359]=[.C359];[.C359]=[.E359];[.B359]=[.D359];[.D359]=[.F3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table:formula="of:=AND([.A360]=[.C360];[.C360]=[.E360];[.B360]=[.D360];[.D360]=[.F3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table:formula="of:=AND([.A361]=[.C361];[.C361]=[.E361];[.B361]=[.D361];[.D361]=[.F3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table:formula="of:=AND([.A362]=[.C362];[.C362]=[.E362];[.B362]=[.D362];[.D362]=[.F3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table:formula="of:=AND([.A363]=[.C363];[.C363]=[.E363];[.B363]=[.D363];[.D363]=[.F3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table:formula="of:=AND([.A364]=[.C364];[.C364]=[.E364];[.B364]=[.D364];[.D364]=[.F3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table:formula="of:=AND([.A365]=[.C365];[.C365]=[.E365];[.B365]=[.D365];[.D365]=[.F365])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 table:number-rows-repeated="10481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 off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>
            <text:p>Alice Received Messages</text:p>
          </table:table-cell>
          <table:table-cell/>
          <table:table-cell office:value-type="string">
            <text:p>Bob Received Messages</text:p>
          </table:table-cell>
          <table:table-cell/>
          <table:table-cell office:value-type="string">
            <text:p>Carl Received Messages</text:p>
          </table:table-cell>
          <table:table-cell/>
          <table:table-cell office:value-type="string">
            <text:p>Match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table:formula="of:=AND([.A4]=[.C4];[.C4]=[.E4];[.B4]=[.D4];[.D4]=[.F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table:formula="of:=AND([.A5]=[.C5];[.C5]=[.E5];[.B5]=[.D5];[.D5]=[.F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formula="of:=AND([.A6]=[.C6];[.C6]=[.E6];[.B6]=[.D6];[.D6]=[.F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table:formula="of:=AND([.A7]=[.C7];[.C7]=[.E7];[.B7]=[.D7];[.D7]=[.F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table:formula="of:=AND([.A8]=[.C8];[.C8]=[.E8];[.B8]=[.D8];[.D8]=[.F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table:formula="of:=AND([.A9]=[.C9];[.C9]=[.E9];[.B9]=[.D9];[.D9]=[.F9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table:formula="of:=AND([.A10]=[.C10];[.C10]=[.E10];[.B10]=[.D10];[.D10]=[.F10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table:formula="of:=AND([.A11]=[.C11];[.C11]=[.E11];[.B11]=[.D11];[.D11]=[.F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table:formula="of:=AND([.A12]=[.C12];[.C12]=[.E12];[.B12]=[.D12];[.D12]=[.F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table:formula="of:=AND([.A13]=[.C13];[.C13]=[.E13];[.B13]=[.D13];[.D13]=[.F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table:formula="of:=AND([.A14]=[.C14];[.C14]=[.E14];[.B14]=[.D14];[.D14]=[.F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table:formula="of:=AND([.A15]=[.C15];[.C15]=[.E15];[.B15]=[.D15];[.D15]=[.F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table:formula="of:=AND([.A16]=[.C16];[.C16]=[.E16];[.B16]=[.D16];[.D16]=[.F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formula="of:=AND([.A17]=[.C17];[.C17]=[.E17];[.B17]=[.D17];[.D17]=[.F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table:formula="of:=AND([.A18]=[.C18];[.C18]=[.E18];[.B18]=[.D18];[.D18]=[.F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table:formula="of:=AND([.A19]=[.C19];[.C19]=[.E19];[.B19]=[.D19];[.D19]=[.F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table:formula="of:=AND([.A20]=[.C20];[.C20]=[.E20];[.B20]=[.D20];[.D20]=[.F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table:formula="of:=AND([.A21]=[.C21];[.C21]=[.E21];[.B21]=[.D21];[.D21]=[.F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table:formula="of:=AND([.A22]=[.C22];[.C22]=[.E22];[.B22]=[.D22];[.D22]=[.F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table:formula="of:=AND([.A23]=[.C23];[.C23]=[.E23];[.B23]=[.D23];[.D23]=[.F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table:formula="of:=AND([.A24]=[.C24];[.C24]=[.E24];[.B24]=[.D24];[.D24]=[.F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table:formula="of:=AND([.A25]=[.C25];[.C25]=[.E25];[.B25]=[.D25];[.D25]=[.F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table:formula="of:=AND([.A26]=[.C26];[.C26]=[.E26];[.B26]=[.D26];[.D26]=[.F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table:formula="of:=AND([.A27]=[.C27];[.C27]=[.E27];[.B27]=[.D27];[.D27]=[.F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table:formula="of:=AND([.A28]=[.C28];[.C28]=[.E28];[.B28]=[.D28];[.D28]=[.F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table:formula="of:=AND([.A29]=[.C29];[.C29]=[.E29];[.B29]=[.D29];[.D29]=[.F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table:formula="of:=AND([.A30]=[.C30];[.C30]=[.E30];[.B30]=[.D30];[.D30]=[.F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table:formula="of:=AND([.A31]=[.C31];[.C31]=[.E31];[.B31]=[.D31];[.D31]=[.F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table:formula="of:=AND([.A32]=[.C32];[.C32]=[.E32];[.B32]=[.D32];[.D32]=[.F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table:formula="of:=AND([.A33]=[.C33];[.C33]=[.E33];[.B33]=[.D33];[.D33]=[.F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table:formula="of:=AND([.A34]=[.C34];[.C34]=[.E34];[.B34]=[.D34];[.D34]=[.F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table:formula="of:=AND([.A35]=[.C35];[.C35]=[.E35];[.B35]=[.D35];[.D35]=[.F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table:formula="of:=AND([.A36]=[.C36];[.C36]=[.E36];[.B36]=[.D36];[.D36]=[.F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table:formula="of:=AND([.A37]=[.C37];[.C37]=[.E37];[.B37]=[.D37];[.D37]=[.F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table:formula="of:=AND([.A38]=[.C38];[.C38]=[.E38];[.B38]=[.D38];[.D38]=[.F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table:formula="of:=AND([.A39]=[.C39];[.C39]=[.E39];[.B39]=[.D39];[.D39]=[.F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table:formula="of:=AND([.A40]=[.C40];[.C40]=[.E40];[.B40]=[.D40];[.D40]=[.F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table:formula="of:=AND([.A41]=[.C41];[.C41]=[.E41];[.B41]=[.D41];[.D41]=[.F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table:formula="of:=AND([.A42]=[.C42];[.C42]=[.E42];[.B42]=[.D42];[.D42]=[.F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table:formula="of:=AND([.A43]=[.C43];[.C43]=[.E43];[.B43]=[.D43];[.D43]=[.F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table:formula="of:=AND([.A44]=[.C44];[.C44]=[.E44];[.B44]=[.D44];[.D44]=[.F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table:formula="of:=AND([.A45]=[.C45];[.C45]=[.E45];[.B45]=[.D45];[.D45]=[.F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table:formula="of:=AND([.A46]=[.C46];[.C46]=[.E46];[.B46]=[.D46];[.D46]=[.F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table:formula="of:=AND([.A47]=[.C47];[.C47]=[.E47];[.B47]=[.D47];[.D47]=[.F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table:formula="of:=AND([.A48]=[.C48];[.C48]=[.E48];[.B48]=[.D48];[.D48]=[.F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table:formula="of:=AND([.A49]=[.C49];[.C49]=[.E49];[.B49]=[.D49];[.D49]=[.F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table:formula="of:=AND([.A50]=[.C50];[.C50]=[.E50];[.B50]=[.D50];[.D50]=[.F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table:formula="of:=AND([.A51]=[.C51];[.C51]=[.E51];[.B51]=[.D51];[.D51]=[.F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table:formula="of:=AND([.A52]=[.C52];[.C52]=[.E52];[.B52]=[.D52];[.D52]=[.F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table:formula="of:=AND([.A53]=[.C53];[.C53]=[.E53];[.B53]=[.D53];[.D53]=[.F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table:formula="of:=AND([.A54]=[.C54];[.C54]=[.E54];[.B54]=[.D54];[.D54]=[.F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table:formula="of:=AND([.A55]=[.C55];[.C55]=[.E55];[.B55]=[.D55];[.D55]=[.F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table:formula="of:=AND([.A56]=[.C56];[.C56]=[.E56];[.B56]=[.D56];[.D56]=[.F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table:formula="of:=AND([.A57]=[.C57];[.C57]=[.E57];[.B57]=[.D57];[.D57]=[.F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table:formula="of:=AND([.A58]=[.C58];[.C58]=[.E58];[.B58]=[.D58];[.D58]=[.F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table:formula="of:=AND([.A59]=[.C59];[.C59]=[.E59];[.B59]=[.D59];[.D59]=[.F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table:formula="of:=AND([.A60]=[.C60];[.C60]=[.E60];[.B60]=[.D60];[.D60]=[.F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table:formula="of:=AND([.A61]=[.C61];[.C61]=[.E61];[.B61]=[.D61];[.D61]=[.F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table:formula="of:=AND([.A62]=[.C62];[.C62]=[.E62];[.B62]=[.D62];[.D62]=[.F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formula="of:=AND([.A63]=[.C63];[.C63]=[.E63];[.B63]=[.D63];[.D63]=[.F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table:formula="of:=AND([.A64]=[.C64];[.C64]=[.E64];[.B64]=[.D64];[.D64]=[.F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table:formula="of:=AND([.A65]=[.C65];[.C65]=[.E65];[.B65]=[.D65];[.D65]=[.F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table:formula="of:=AND([.A66]=[.C66];[.C66]=[.E66];[.B66]=[.D66];[.D66]=[.F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table:formula="of:=AND([.A67]=[.C67];[.C67]=[.E67];[.B67]=[.D67];[.D67]=[.F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table:formula="of:=AND([.A68]=[.C68];[.C68]=[.E68];[.B68]=[.D68];[.D68]=[.F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table:formula="of:=AND([.A69]=[.C69];[.C69]=[.E69];[.B69]=[.D69];[.D69]=[.F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table:formula="of:=AND([.A70]=[.C70];[.C70]=[.E70];[.B70]=[.D70];[.D70]=[.F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table:formula="of:=AND([.A71]=[.C71];[.C71]=[.E71];[.B71]=[.D71];[.D71]=[.F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table:formula="of:=AND([.A72]=[.C72];[.C72]=[.E72];[.B72]=[.D72];[.D72]=[.F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table:formula="of:=AND([.A73]=[.C73];[.C73]=[.E73];[.B73]=[.D73];[.D73]=[.F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table:formula="of:=AND([.A74]=[.C74];[.C74]=[.E74];[.B74]=[.D74];[.D74]=[.F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table:formula="of:=AND([.A75]=[.C75];[.C75]=[.E75];[.B75]=[.D75];[.D75]=[.F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table:formula="of:=AND([.A76]=[.C76];[.C76]=[.E76];[.B76]=[.D76];[.D76]=[.F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table:formula="of:=AND([.A77]=[.C77];[.C77]=[.E77];[.B77]=[.D77];[.D77]=[.F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table:formula="of:=AND([.A78]=[.C78];[.C78]=[.E78];[.B78]=[.D78];[.D78]=[.F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table:formula="of:=AND([.A79]=[.C79];[.C79]=[.E79];[.B79]=[.D79];[.D79]=[.F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table:formula="of:=AND([.A80]=[.C80];[.C80]=[.E80];[.B80]=[.D80];[.D80]=[.F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81]=[.C81];[.C81]=[.E81];[.B81]=[.D81];[.D81]=[.F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82]=[.C82];[.C82]=[.E82];[.B82]=[.D82];[.D82]=[.F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table:formula="of:=AND([.A83]=[.C83];[.C83]=[.E83];[.B83]=[.D83];[.D83]=[.F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84]=[.C84];[.C84]=[.E84];[.B84]=[.D84];[.D84]=[.F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85]=[.C85];[.C85]=[.E85];[.B85]=[.D85];[.D85]=[.F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86]=[.C86];[.C86]=[.E86];[.B86]=[.D86];[.D86]=[.F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87]=[.C87];[.C87]=[.E87];[.B87]=[.D87];[.D87]=[.F87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88]=[.C88];[.C88]=[.E88];[.B88]=[.D88];[.D88]=[.F88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89]=[.C89];[.C89]=[.E89];[.B89]=[.D89];[.D89]=[.F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90]=[.C90];[.C90]=[.E90];[.B90]=[.D90];[.D90]=[.F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91]=[.C91];[.C91]=[.E91];[.B91]=[.D91];[.D91]=[.F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92]=[.C92];[.C92]=[.E92];[.B92]=[.D92];[.D92]=[.F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93]=[.C93];[.C93]=[.E93];[.B93]=[.D93];[.D93]=[.F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94]=[.C94];[.C94]=[.E94];[.B94]=[.D94];[.D94]=[.F94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95]=[.C95];[.C95]=[.E95];[.B95]=[.D95];[.D95]=[.F95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96]=[.C96];[.C96]=[.E96];[.B96]=[.D96];[.D96]=[.F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table:formula="of:=AND([.A97]=[.C97];[.C97]=[.E97];[.B97]=[.D97];[.D97]=[.F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table:formula="of:=AND([.A98]=[.C98];[.C98]=[.E98];[.B98]=[.D98];[.D98]=[.F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table:formula="of:=AND([.A99]=[.C99];[.C99]=[.E99];[.B99]=[.D99];[.D99]=[.F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table:formula="of:=AND([.A100]=[.C100];[.C100]=[.E100];[.B100]=[.D100];[.D100]=[.F1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table:formula="of:=AND([.A101]=[.C101];[.C101]=[.E101];[.B101]=[.D101];[.D101]=[.F1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table:formula="of:=AND([.A102]=[.C102];[.C102]=[.E102];[.B102]=[.D102];[.D102]=[.F1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table:formula="of:=AND([.A103]=[.C103];[.C103]=[.E103];[.B103]=[.D103];[.D103]=[.F1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table:formula="of:=AND([.A104]=[.C104];[.C104]=[.E104];[.B104]=[.D104];[.D104]=[.F1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table:formula="of:=AND([.A105]=[.C105];[.C105]=[.E105];[.B105]=[.D105];[.D105]=[.F1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table:formula="of:=AND([.A106]=[.C106];[.C106]=[.E106];[.B106]=[.D106];[.D106]=[.F1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table:formula="of:=AND([.A107]=[.C107];[.C107]=[.E107];[.B107]=[.D107];[.D107]=[.F1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table:formula="of:=AND([.A108]=[.C108];[.C108]=[.E108];[.B108]=[.D108];[.D108]=[.F1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table:formula="of:=AND([.A109]=[.C109];[.C109]=[.E109];[.B109]=[.D109];[.D109]=[.F1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table:formula="of:=AND([.A110]=[.C110];[.C110]=[.E110];[.B110]=[.D110];[.D110]=[.F1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table:formula="of:=AND([.A111]=[.C111];[.C111]=[.E111];[.B111]=[.D111];[.D111]=[.F1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table:formula="of:=AND([.A112]=[.C112];[.C112]=[.E112];[.B112]=[.D112];[.D112]=[.F1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table:formula="of:=AND([.A113]=[.C113];[.C113]=[.E113];[.B113]=[.D113];[.D113]=[.F1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table:formula="of:=AND([.A114]=[.C114];[.C114]=[.E114];[.B114]=[.D114];[.D114]=[.F1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table:formula="of:=AND([.A115]=[.C115];[.C115]=[.E115];[.B115]=[.D115];[.D115]=[.F1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table:formula="of:=AND([.A116]=[.C116];[.C116]=[.E116];[.B116]=[.D116];[.D116]=[.F1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table:formula="of:=AND([.A117]=[.C117];[.C117]=[.E117];[.B117]=[.D117];[.D117]=[.F1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table:formula="of:=AND([.A118]=[.C118];[.C118]=[.E118];[.B118]=[.D118];[.D118]=[.F1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table:formula="of:=AND([.A119]=[.C119];[.C119]=[.E119];[.B119]=[.D119];[.D119]=[.F1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table:formula="of:=AND([.A120]=[.C120];[.C120]=[.E120];[.B120]=[.D120];[.D120]=[.F1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table:formula="of:=AND([.A121]=[.C121];[.C121]=[.E121];[.B121]=[.D121];[.D121]=[.F1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table:formula="of:=AND([.A122]=[.C122];[.C122]=[.E122];[.B122]=[.D122];[.D122]=[.F1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table:formula="of:=AND([.A123]=[.C123];[.C123]=[.E123];[.B123]=[.D123];[.D123]=[.F1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table:formula="of:=AND([.A124]=[.C124];[.C124]=[.E124];[.B124]=[.D124];[.D124]=[.F1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table:formula="of:=AND([.A125]=[.C125];[.C125]=[.E125];[.B125]=[.D125];[.D125]=[.F1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table:formula="of:=AND([.A126]=[.C126];[.C126]=[.E126];[.B126]=[.D126];[.D126]=[.F1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table:formula="of:=AND([.A127]=[.C127];[.C127]=[.E127];[.B127]=[.D127];[.D127]=[.F1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table:formula="of:=AND([.A128]=[.C128];[.C128]=[.E128];[.B128]=[.D128];[.D128]=[.F1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table:formula="of:=AND([.A129]=[.C129];[.C129]=[.E129];[.B129]=[.D129];[.D129]=[.F1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table:formula="of:=AND([.A130]=[.C130];[.C130]=[.E130];[.B130]=[.D130];[.D130]=[.F1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table:formula="of:=AND([.A131]=[.C131];[.C131]=[.E131];[.B131]=[.D131];[.D131]=[.F1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table:formula="of:=AND([.A132]=[.C132];[.C132]=[.E132];[.B132]=[.D132];[.D132]=[.F1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table:formula="of:=AND([.A133]=[.C133];[.C133]=[.E133];[.B133]=[.D133];[.D133]=[.F1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table:formula="of:=AND([.A134]=[.C134];[.C134]=[.E134];[.B134]=[.D134];[.D134]=[.F1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table:formula="of:=AND([.A135]=[.C135];[.C135]=[.E135];[.B135]=[.D135];[.D135]=[.F1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table:formula="of:=AND([.A136]=[.C136];[.C136]=[.E136];[.B136]=[.D136];[.D136]=[.F1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table:formula="of:=AND([.A137]=[.C137];[.C137]=[.E137];[.B137]=[.D137];[.D137]=[.F1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table:formula="of:=AND([.A138]=[.C138];[.C138]=[.E138];[.B138]=[.D138];[.D138]=[.F1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table:formula="of:=AND([.A139]=[.C139];[.C139]=[.E139];[.B139]=[.D139];[.D139]=[.F1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table:formula="of:=AND([.A140]=[.C140];[.C140]=[.E140];[.B140]=[.D140];[.D140]=[.F1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table:formula="of:=AND([.A141]=[.C141];[.C141]=[.E141];[.B141]=[.D141];[.D141]=[.F1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table:formula="of:=AND([.A142]=[.C142];[.C142]=[.E142];[.B142]=[.D142];[.D142]=[.F1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table:formula="of:=AND([.A143]=[.C143];[.C143]=[.E143];[.B143]=[.D143];[.D143]=[.F1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table:formula="of:=AND([.A144]=[.C144];[.C144]=[.E144];[.B144]=[.D144];[.D144]=[.F1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table:formula="of:=AND([.A145]=[.C145];[.C145]=[.E145];[.B145]=[.D145];[.D145]=[.F1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table:formula="of:=AND([.A146]=[.C146];[.C146]=[.E146];[.B146]=[.D146];[.D146]=[.F1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table:formula="of:=AND([.A147]=[.C147];[.C147]=[.E147];[.B147]=[.D147];[.D147]=[.F1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table:formula="of:=AND([.A148]=[.C148];[.C148]=[.E148];[.B148]=[.D148];[.D148]=[.F1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table:formula="of:=AND([.A149]=[.C149];[.C149]=[.E149];[.B149]=[.D149];[.D149]=[.F1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table:formula="of:=AND([.A150]=[.C150];[.C150]=[.E150];[.B150]=[.D150];[.D150]=[.F1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table:formula="of:=AND([.A151]=[.C151];[.C151]=[.E151];[.B151]=[.D151];[.D151]=[.F1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table:formula="of:=AND([.A152]=[.C152];[.C152]=[.E152];[.B152]=[.D152];[.D152]=[.F1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table:formula="of:=AND([.A153]=[.C153];[.C153]=[.E153];[.B153]=[.D153];[.D153]=[.F1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table:formula="of:=AND([.A154]=[.C154];[.C154]=[.E154];[.B154]=[.D154];[.D154]=[.F1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table:formula="of:=AND([.A155]=[.C155];[.C155]=[.E155];[.B155]=[.D155];[.D155]=[.F1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table:formula="of:=AND([.A156]=[.C156];[.C156]=[.E156];[.B156]=[.D156];[.D156]=[.F1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table:formula="of:=AND([.A157]=[.C157];[.C157]=[.E157];[.B157]=[.D157];[.D157]=[.F1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table:formula="of:=AND([.A158]=[.C158];[.C158]=[.E158];[.B158]=[.D158];[.D158]=[.F1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table:formula="of:=AND([.A159]=[.C159];[.C159]=[.E159];[.B159]=[.D159];[.D159]=[.F1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table:formula="of:=AND([.A160]=[.C160];[.C160]=[.E160];[.B160]=[.D160];[.D160]=[.F1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table:formula="of:=AND([.A161]=[.C161];[.C161]=[.E161];[.B161]=[.D161];[.D161]=[.F1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table:formula="of:=AND([.A162]=[.C162];[.C162]=[.E162];[.B162]=[.D162];[.D162]=[.F1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table:formula="of:=AND([.A163]=[.C163];[.C163]=[.E163];[.B163]=[.D163];[.D163]=[.F1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table:formula="of:=AND([.A164]=[.C164];[.C164]=[.E164];[.B164]=[.D164];[.D164]=[.F1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table:formula="of:=AND([.A165]=[.C165];[.C165]=[.E165];[.B165]=[.D165];[.D165]=[.F1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table:formula="of:=AND([.A166]=[.C166];[.C166]=[.E166];[.B166]=[.D166];[.D166]=[.F1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table:formula="of:=AND([.A167]=[.C167];[.C167]=[.E167];[.B167]=[.D167];[.D167]=[.F1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table:formula="of:=AND([.A168]=[.C168];[.C168]=[.E168];[.B168]=[.D168];[.D168]=[.F1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table:formula="of:=AND([.A169]=[.C169];[.C169]=[.E169];[.B169]=[.D169];[.D169]=[.F1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table:formula="of:=AND([.A170]=[.C170];[.C170]=[.E170];[.B170]=[.D170];[.D170]=[.F1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table:formula="of:=AND([.A171]=[.C171];[.C171]=[.E171];[.B171]=[.D171];[.D171]=[.F1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table:formula="of:=AND([.A172]=[.C172];[.C172]=[.E172];[.B172]=[.D172];[.D172]=[.F1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table:formula="of:=AND([.A173]=[.C173];[.C173]=[.E173];[.B173]=[.D173];[.D173]=[.F1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table:formula="of:=AND([.A174]=[.C174];[.C174]=[.E174];[.B174]=[.D174];[.D174]=[.F1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table:formula="of:=AND([.A175]=[.C175];[.C175]=[.E175];[.B175]=[.D175];[.D175]=[.F1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table:formula="of:=AND([.A176]=[.C176];[.C176]=[.E176];[.B176]=[.D176];[.D176]=[.F1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table:formula="of:=AND([.A177]=[.C177];[.C177]=[.E177];[.B177]=[.D177];[.D177]=[.F1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table:formula="of:=AND([.A178]=[.C178];[.C178]=[.E178];[.B178]=[.D178];[.D178]=[.F1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table:formula="of:=AND([.A179]=[.C179];[.C179]=[.E179];[.B179]=[.D179];[.D179]=[.F1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table:formula="of:=AND([.A180]=[.C180];[.C180]=[.E180];[.B180]=[.D180];[.D180]=[.F1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table:formula="of:=AND([.A181]=[.C181];[.C181]=[.E181];[.B181]=[.D181];[.D181]=[.F1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table:formula="of:=AND([.A182]=[.C182];[.C182]=[.E182];[.B182]=[.D182];[.D182]=[.F1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table:formula="of:=AND([.A183]=[.C183];[.C183]=[.E183];[.B183]=[.D183];[.D183]=[.F1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table:formula="of:=AND([.A184]=[.C184];[.C184]=[.E184];[.B184]=[.D184];[.D184]=[.F1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table:formula="of:=AND([.A185]=[.C185];[.C185]=[.E185];[.B185]=[.D185];[.D185]=[.F1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table:formula="of:=AND([.A186]=[.C186];[.C186]=[.E186];[.B186]=[.D186];[.D186]=[.F1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table:formula="of:=AND([.A187]=[.C187];[.C187]=[.E187];[.B187]=[.D187];[.D187]=[.F1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table:formula="of:=AND([.A188]=[.C188];[.C188]=[.E188];[.B188]=[.D188];[.D188]=[.F1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table:formula="of:=AND([.A189]=[.C189];[.C189]=[.E189];[.B189]=[.D189];[.D189]=[.F1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table:formula="of:=AND([.A190]=[.C190];[.C190]=[.E190];[.B190]=[.D190];[.D190]=[.F1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table:formula="of:=AND([.A191]=[.C191];[.C191]=[.E191];[.B191]=[.D191];[.D191]=[.F1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table:formula="of:=AND([.A192]=[.C192];[.C192]=[.E192];[.B192]=[.D192];[.D192]=[.F1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table:formula="of:=AND([.A193]=[.C193];[.C193]=[.E193];[.B193]=[.D193];[.D193]=[.F1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table:formula="of:=AND([.A194]=[.C194];[.C194]=[.E194];[.B194]=[.D194];[.D194]=[.F1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table:formula="of:=AND([.A195]=[.C195];[.C195]=[.E195];[.B195]=[.D195];[.D195]=[.F1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table:formula="of:=AND([.A196]=[.C196];[.C196]=[.E196];[.B196]=[.D196];[.D196]=[.F1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table:formula="of:=AND([.A197]=[.C197];[.C197]=[.E197];[.B197]=[.D197];[.D197]=[.F1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table:formula="of:=AND([.A198]=[.C198];[.C198]=[.E198];[.B198]=[.D198];[.D198]=[.F1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table:formula="of:=AND([.A199]=[.C199];[.C199]=[.E199];[.B199]=[.D199];[.D199]=[.F1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table:formula="of:=AND([.A200]=[.C200];[.C200]=[.E200];[.B200]=[.D200];[.D200]=[.F2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table:formula="of:=AND([.A201]=[.C201];[.C201]=[.E201];[.B201]=[.D201];[.D201]=[.F2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table:formula="of:=AND([.A202]=[.C202];[.C202]=[.E202];[.B202]=[.D202];[.D202]=[.F2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table:formula="of:=AND([.A203]=[.C203];[.C203]=[.E203];[.B203]=[.D203];[.D203]=[.F2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table:formula="of:=AND([.A204]=[.C204];[.C204]=[.E204];[.B204]=[.D204];[.D204]=[.F2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table:formula="of:=AND([.A205]=[.C205];[.C205]=[.E205];[.B205]=[.D205];[.D205]=[.F2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table:formula="of:=AND([.A206]=[.C206];[.C206]=[.E206];[.B206]=[.D206];[.D206]=[.F2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table:formula="of:=AND([.A207]=[.C207];[.C207]=[.E207];[.B207]=[.D207];[.D207]=[.F2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table:formula="of:=AND([.A208]=[.C208];[.C208]=[.E208];[.B208]=[.D208];[.D208]=[.F2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table:formula="of:=AND([.A209]=[.C209];[.C209]=[.E209];[.B209]=[.D209];[.D209]=[.F2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table:formula="of:=AND([.A210]=[.C210];[.C210]=[.E210];[.B210]=[.D210];[.D210]=[.F2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table:formula="of:=AND([.A211]=[.C211];[.C211]=[.E211];[.B211]=[.D211];[.D211]=[.F2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table:formula="of:=AND([.A212]=[.C212];[.C212]=[.E212];[.B212]=[.D212];[.D212]=[.F2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table:formula="of:=AND([.A213]=[.C213];[.C213]=[.E213];[.B213]=[.D213];[.D213]=[.F2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table:formula="of:=AND([.A214]=[.C214];[.C214]=[.E214];[.B214]=[.D214];[.D214]=[.F2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table:formula="of:=AND([.A215]=[.C215];[.C215]=[.E215];[.B215]=[.D215];[.D215]=[.F2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table:formula="of:=AND([.A216]=[.C216];[.C216]=[.E216];[.B216]=[.D216];[.D216]=[.F2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table:formula="of:=AND([.A217]=[.C217];[.C217]=[.E217];[.B217]=[.D217];[.D217]=[.F2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table:formula="of:=AND([.A218]=[.C218];[.C218]=[.E218];[.B218]=[.D218];[.D218]=[.F2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table:formula="of:=AND([.A219]=[.C219];[.C219]=[.E219];[.B219]=[.D219];[.D219]=[.F2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table:formula="of:=AND([.A220]=[.C220];[.C220]=[.E220];[.B220]=[.D220];[.D220]=[.F2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table:formula="of:=AND([.A221]=[.C221];[.C221]=[.E221];[.B221]=[.D221];[.D221]=[.F2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table:formula="of:=AND([.A222]=[.C222];[.C222]=[.E222];[.B222]=[.D222];[.D222]=[.F2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table:formula="of:=AND([.A223]=[.C223];[.C223]=[.E223];[.B223]=[.D223];[.D223]=[.F2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table:formula="of:=AND([.A224]=[.C224];[.C224]=[.E224];[.B224]=[.D224];[.D224]=[.F2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table:formula="of:=AND([.A225]=[.C225];[.C225]=[.E225];[.B225]=[.D225];[.D225]=[.F2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table:formula="of:=AND([.A226]=[.C226];[.C226]=[.E226];[.B226]=[.D226];[.D226]=[.F2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table:formula="of:=AND([.A227]=[.C227];[.C227]=[.E227];[.B227]=[.D227];[.D227]=[.F2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table:formula="of:=AND([.A228]=[.C228];[.C228]=[.E228];[.B228]=[.D228];[.D228]=[.F2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table:formula="of:=AND([.A229]=[.C229];[.C229]=[.E229];[.B229]=[.D229];[.D229]=[.F2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table:formula="of:=AND([.A230]=[.C230];[.C230]=[.E230];[.B230]=[.D230];[.D230]=[.F2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table:formula="of:=AND([.A231]=[.C231];[.C231]=[.E231];[.B231]=[.D231];[.D231]=[.F2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table:formula="of:=AND([.A232]=[.C232];[.C232]=[.E232];[.B232]=[.D232];[.D232]=[.F2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table:formula="of:=AND([.A233]=[.C233];[.C233]=[.E233];[.B233]=[.D233];[.D233]=[.F2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table:formula="of:=AND([.A234]=[.C234];[.C234]=[.E234];[.B234]=[.D234];[.D234]=[.F2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table:formula="of:=AND([.A235]=[.C235];[.C235]=[.E235];[.B235]=[.D235];[.D235]=[.F2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table:formula="of:=AND([.A236]=[.C236];[.C236]=[.E236];[.B236]=[.D236];[.D236]=[.F2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table:formula="of:=AND([.A237]=[.C237];[.C237]=[.E237];[.B237]=[.D237];[.D237]=[.F2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table:formula="of:=AND([.A238]=[.C238];[.C238]=[.E238];[.B238]=[.D238];[.D238]=[.F2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table:formula="of:=AND([.A239]=[.C239];[.C239]=[.E239];[.B239]=[.D239];[.D239]=[.F2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table:formula="of:=AND([.A240]=[.C240];[.C240]=[.E240];[.B240]=[.D240];[.D240]=[.F2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table:formula="of:=AND([.A241]=[.C241];[.C241]=[.E241];[.B241]=[.D241];[.D241]=[.F2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table:formula="of:=AND([.A242]=[.C242];[.C242]=[.E242];[.B242]=[.D242];[.D242]=[.F2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table:formula="of:=AND([.A243]=[.C243];[.C243]=[.E243];[.B243]=[.D243];[.D243]=[.F2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table:formula="of:=AND([.A244]=[.C244];[.C244]=[.E244];[.B244]=[.D244];[.D244]=[.F2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table:formula="of:=AND([.A245]=[.C245];[.C245]=[.E245];[.B245]=[.D245];[.D245]=[.F2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table:formula="of:=AND([.A246]=[.C246];[.C246]=[.E246];[.B246]=[.D246];[.D246]=[.F2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table:formula="of:=AND([.A247]=[.C247];[.C247]=[.E247];[.B247]=[.D247];[.D247]=[.F2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table:formula="of:=AND([.A248]=[.C248];[.C248]=[.E248];[.B248]=[.D248];[.D248]=[.F2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table:formula="of:=AND([.A249]=[.C249];[.C249]=[.E249];[.B249]=[.D249];[.D249]=[.F2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table:formula="of:=AND([.A250]=[.C250];[.C250]=[.E250];[.B250]=[.D250];[.D250]=[.F2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table:formula="of:=AND([.A251]=[.C251];[.C251]=[.E251];[.B251]=[.D251];[.D251]=[.F2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table:formula="of:=AND([.A252]=[.C252];[.C252]=[.E252];[.B252]=[.D252];[.D252]=[.F2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table:formula="of:=AND([.A253]=[.C253];[.C253]=[.E253];[.B253]=[.D253];[.D253]=[.F2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table:formula="of:=AND([.A254]=[.C254];[.C254]=[.E254];[.B254]=[.D254];[.D254]=[.F2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table:formula="of:=AND([.A255]=[.C255];[.C255]=[.E255];[.B255]=[.D255];[.D255]=[.F2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table:formula="of:=AND([.A256]=[.C256];[.C256]=[.E256];[.B256]=[.D256];[.D256]=[.F2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table:formula="of:=AND([.A257]=[.C257];[.C257]=[.E257];[.B257]=[.D257];[.D257]=[.F2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table:formula="of:=AND([.A258]=[.C258];[.C258]=[.E258];[.B258]=[.D258];[.D258]=[.F2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table:formula="of:=AND([.A259]=[.C259];[.C259]=[.E259];[.B259]=[.D259];[.D259]=[.F2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table:formula="of:=AND([.A260]=[.C260];[.C260]=[.E260];[.B260]=[.D260];[.D260]=[.F2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table:formula="of:=AND([.A261]=[.C261];[.C261]=[.E261];[.B261]=[.D261];[.D261]=[.F2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table:formula="of:=AND([.A262]=[.C262];[.C262]=[.E262];[.B262]=[.D262];[.D262]=[.F2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table:formula="of:=AND([.A263]=[.C263];[.C263]=[.E263];[.B263]=[.D263];[.D263]=[.F2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table:formula="of:=AND([.A264]=[.C264];[.C264]=[.E264];[.B264]=[.D264];[.D264]=[.F2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table:formula="of:=AND([.A265]=[.C265];[.C265]=[.E265];[.B265]=[.D265];[.D265]=[.F2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table:formula="of:=AND([.A266]=[.C266];[.C266]=[.E266];[.B266]=[.D266];[.D266]=[.F2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table:formula="of:=AND([.A267]=[.C267];[.C267]=[.E267];[.B267]=[.D267];[.D267]=[.F2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table:formula="of:=AND([.A268]=[.C268];[.C268]=[.E268];[.B268]=[.D268];[.D268]=[.F2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table:formula="of:=AND([.A269]=[.C269];[.C269]=[.E269];[.B269]=[.D269];[.D269]=[.F2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table:formula="of:=AND([.A270]=[.C270];[.C270]=[.E270];[.B270]=[.D270];[.D270]=[.F2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table:formula="of:=AND([.A271]=[.C271];[.C271]=[.E271];[.B271]=[.D271];[.D271]=[.F2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table:formula="of:=AND([.A272]=[.C272];[.C272]=[.E272];[.B272]=[.D272];[.D272]=[.F2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table:formula="of:=AND([.A273]=[.C273];[.C273]=[.E273];[.B273]=[.D273];[.D273]=[.F2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table:formula="of:=AND([.A274]=[.C274];[.C274]=[.E274];[.B274]=[.D274];[.D274]=[.F2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table:formula="of:=AND([.A275]=[.C275];[.C275]=[.E275];[.B275]=[.D275];[.D275]=[.F2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table:formula="of:=AND([.A276]=[.C276];[.C276]=[.E276];[.B276]=[.D276];[.D276]=[.F2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table:formula="of:=AND([.A277]=[.C277];[.C277]=[.E277];[.B277]=[.D277];[.D277]=[.F2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table:formula="of:=AND([.A278]=[.C278];[.C278]=[.E278];[.B278]=[.D278];[.D278]=[.F2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table:formula="of:=AND([.A279]=[.C279];[.C279]=[.E279];[.B279]=[.D279];[.D279]=[.F2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table:formula="of:=AND([.A280]=[.C280];[.C280]=[.E280];[.B280]=[.D280];[.D280]=[.F2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table:formula="of:=AND([.A281]=[.C281];[.C281]=[.E281];[.B281]=[.D281];[.D281]=[.F2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table:formula="of:=AND([.A282]=[.C282];[.C282]=[.E282];[.B282]=[.D282];[.D282]=[.F282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table:formula="of:=AND([.A283]=[.C283];[.C283]=[.E283];[.B283]=[.D283];[.D283]=[.F283])" office:value-type="boolean" office:boolean-value="false">
            <text:p>FALS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table:formula="of:=AND([.A284]=[.C284];[.C284]=[.E284];[.B284]=[.D284];[.D284]=[.F2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table:formula="of:=AND([.A285]=[.C285];[.C285]=[.E285];[.B285]=[.D285];[.D285]=[.F2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table:formula="of:=AND([.A286]=[.C286];[.C286]=[.E286];[.B286]=[.D286];[.D286]=[.F2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table:formula="of:=AND([.A287]=[.C287];[.C287]=[.E287];[.B287]=[.D287];[.D287]=[.F2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table:formula="of:=AND([.A288]=[.C288];[.C288]=[.E288];[.B288]=[.D288];[.D288]=[.F2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table:formula="of:=AND([.A289]=[.C289];[.C289]=[.E289];[.B289]=[.D289];[.D289]=[.F2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table:formula="of:=AND([.A290]=[.C290];[.C290]=[.E290];[.B290]=[.D290];[.D290]=[.F2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table:formula="of:=AND([.A291]=[.C291];[.C291]=[.E291];[.B291]=[.D291];[.D291]=[.F2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table:formula="of:=AND([.A292]=[.C292];[.C292]=[.E292];[.B292]=[.D292];[.D292]=[.F2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table:formula="of:=AND([.A293]=[.C293];[.C293]=[.E293];[.B293]=[.D293];[.D293]=[.F2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table:formula="of:=AND([.A294]=[.C294];[.C294]=[.E294];[.B294]=[.D294];[.D294]=[.F2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table:formula="of:=AND([.A295]=[.C295];[.C295]=[.E295];[.B295]=[.D295];[.D295]=[.F2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table:formula="of:=AND([.A296]=[.C296];[.C296]=[.E296];[.B296]=[.D296];[.D296]=[.F2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table:formula="of:=AND([.A297]=[.C297];[.C297]=[.E297];[.B297]=[.D297];[.D297]=[.F2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table:formula="of:=AND([.A298]=[.C298];[.C298]=[.E298];[.B298]=[.D298];[.D298]=[.F2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table:formula="of:=AND([.A299]=[.C299];[.C299]=[.E299];[.B299]=[.D299];[.D299]=[.F2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table:formula="of:=AND([.A300]=[.C300];[.C300]=[.E300];[.B300]=[.D300];[.D300]=[.F3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table:formula="of:=AND([.A301]=[.C301];[.C301]=[.E301];[.B301]=[.D301];[.D301]=[.F3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table:formula="of:=AND([.A302]=[.C302];[.C302]=[.E302];[.B302]=[.D302];[.D302]=[.F3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table:formula="of:=AND([.A303]=[.C303];[.C303]=[.E303];[.B303]=[.D303];[.D303]=[.F3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table:formula="of:=AND([.A304]=[.C304];[.C304]=[.E304];[.B304]=[.D304];[.D304]=[.F3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table:formula="of:=AND([.A305]=[.C305];[.C305]=[.E305];[.B305]=[.D305];[.D305]=[.F3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table:formula="of:=AND([.A306]=[.C306];[.C306]=[.E306];[.B306]=[.D306];[.D306]=[.F3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table:formula="of:=AND([.A307]=[.C307];[.C307]=[.E307];[.B307]=[.D307];[.D307]=[.F3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table:formula="of:=AND([.A308]=[.C308];[.C308]=[.E308];[.B308]=[.D308];[.D308]=[.F308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table:formula="of:=AND([.A309]=[.C309];[.C309]=[.E309];[.B309]=[.D309];[.D309]=[.F309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table:formula="of:=AND([.A310]=[.C310];[.C310]=[.E310];[.B310]=[.D310];[.D310]=[.F3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table:formula="of:=AND([.A311]=[.C311];[.C311]=[.E311];[.B311]=[.D311];[.D311]=[.F3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table:formula="of:=AND([.A312]=[.C312];[.C312]=[.E312];[.B312]=[.D312];[.D312]=[.F3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table:formula="of:=AND([.A313]=[.C313];[.C313]=[.E313];[.B313]=[.D313];[.D313]=[.F3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table:formula="of:=AND([.A314]=[.C314];[.C314]=[.E314];[.B314]=[.D314];[.D314]=[.F3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table:formula="of:=AND([.A315]=[.C315];[.C315]=[.E315];[.B315]=[.D315];[.D315]=[.F3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table:formula="of:=AND([.A316]=[.C316];[.C316]=[.E316];[.B316]=[.D316];[.D316]=[.F3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table:formula="of:=AND([.A317]=[.C317];[.C317]=[.E317];[.B317]=[.D317];[.D317]=[.F3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table:formula="of:=AND([.A318]=[.C318];[.C318]=[.E318];[.B318]=[.D318];[.D318]=[.F3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table:formula="of:=AND([.A319]=[.C319];[.C319]=[.E319];[.B319]=[.D319];[.D319]=[.F3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table:formula="of:=AND([.A320]=[.C320];[.C320]=[.E320];[.B320]=[.D320];[.D320]=[.F3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table:formula="of:=AND([.A321]=[.C321];[.C321]=[.E321];[.B321]=[.D321];[.D321]=[.F3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table:formula="of:=AND([.A322]=[.C322];[.C322]=[.E322];[.B322]=[.D322];[.D322]=[.F3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table:formula="of:=AND([.A323]=[.C323];[.C323]=[.E323];[.B323]=[.D323];[.D323]=[.F323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table:formula="of:=AND([.A324]=[.C324];[.C324]=[.E324];[.B324]=[.D324];[.D324]=[.F324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table:formula="of:=AND([.A325]=[.C325];[.C325]=[.E325];[.B325]=[.D325];[.D325]=[.F3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table:formula="of:=AND([.A326]=[.C326];[.C326]=[.E326];[.B326]=[.D326];[.D326]=[.F3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table:formula="of:=AND([.A327]=[.C327];[.C327]=[.E327];[.B327]=[.D327];[.D327]=[.F3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table:formula="of:=AND([.A328]=[.C328];[.C328]=[.E328];[.B328]=[.D328];[.D328]=[.F3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table:formula="of:=AND([.A329]=[.C329];[.C329]=[.E329];[.B329]=[.D329];[.D329]=[.F3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table:formula="of:=AND([.A330]=[.C330];[.C330]=[.E330];[.B330]=[.D330];[.D330]=[.F3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table:formula="of:=AND([.A331]=[.C331];[.C331]=[.E331];[.B331]=[.D331];[.D331]=[.F3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table:formula="of:=AND([.A332]=[.C332];[.C332]=[.E332];[.B332]=[.D332];[.D332]=[.F3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table:formula="of:=AND([.A333]=[.C333];[.C333]=[.E333];[.B333]=[.D333];[.D333]=[.F3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table:formula="of:=AND([.A334]=[.C334];[.C334]=[.E334];[.B334]=[.D334];[.D334]=[.F3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table:formula="of:=AND([.A335]=[.C335];[.C335]=[.E335];[.B335]=[.D335];[.D335]=[.F3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table:formula="of:=AND([.A336]=[.C336];[.C336]=[.E336];[.B336]=[.D336];[.D336]=[.F3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table:formula="of:=AND([.A337]=[.C337];[.C337]=[.E337];[.B337]=[.D337];[.D337]=[.F3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table:formula="of:=AND([.A338]=[.C338];[.C338]=[.E338];[.B338]=[.D338];[.D338]=[.F3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table:formula="of:=AND([.A339]=[.C339];[.C339]=[.E339];[.B339]=[.D339];[.D339]=[.F3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table:formula="of:=AND([.A340]=[.C340];[.C340]=[.E340];[.B340]=[.D340];[.D340]=[.F3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table:formula="of:=AND([.A341]=[.C341];[.C341]=[.E341];[.B341]=[.D341];[.D341]=[.F3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table:formula="of:=AND([.A342]=[.C342];[.C342]=[.E342];[.B342]=[.D342];[.D342]=[.F3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table:formula="of:=AND([.A343]=[.C343];[.C343]=[.E343];[.B343]=[.D343];[.D343]=[.F3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table:formula="of:=AND([.A344]=[.C344];[.C344]=[.E344];[.B344]=[.D344];[.D344]=[.F3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table:formula="of:=AND([.A345]=[.C345];[.C345]=[.E345];[.B345]=[.D345];[.D345]=[.F345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table:formula="of:=AND([.A346]=[.C346];[.C346]=[.E346];[.B346]=[.D346];[.D346]=[.F346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table:formula="of:=AND([.A347]=[.C347];[.C347]=[.E347];[.B347]=[.D347];[.D347]=[.F3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table:formula="of:=AND([.A348]=[.C348];[.C348]=[.E348];[.B348]=[.D348];[.D348]=[.F3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table:formula="of:=AND([.A349]=[.C349];[.C349]=[.E349];[.B349]=[.D349];[.D349]=[.F3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table:formula="of:=AND([.A350]=[.C350];[.C350]=[.E350];[.B350]=[.D350];[.D350]=[.F3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table:formula="of:=AND([.A351]=[.C351];[.C351]=[.E351];[.B351]=[.D351];[.D351]=[.F3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table:formula="of:=AND([.A352]=[.C352];[.C352]=[.E352];[.B352]=[.D352];[.D352]=[.F3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table:formula="of:=AND([.A353]=[.C353];[.C353]=[.E353];[.B353]=[.D353];[.D353]=[.F3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table:formula="of:=AND([.A354]=[.C354];[.C354]=[.E354];[.B354]=[.D354];[.D354]=[.F3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table:formula="of:=AND([.A355]=[.C355];[.C355]=[.E355];[.B355]=[.D355];[.D355]=[.F3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table:formula="of:=AND([.A356]=[.C356];[.C356]=[.E356];[.B356]=[.D356];[.D356]=[.F3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table:formula="of:=AND([.A357]=[.C357];[.C357]=[.E357];[.B357]=[.D357];[.D357]=[.F3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table:formula="of:=AND([.A358]=[.C358];[.C358]=[.E358];[.B358]=[.D358];[.D358]=[.F3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table:formula="of:=AND([.A359]=[.C359];[.C359]=[.E359];[.B359]=[.D359];[.D359]=[.F3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table:formula="of:=AND([.A360]=[.C360];[.C360]=[.E360];[.B360]=[.D360];[.D360]=[.F3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table:formula="of:=AND([.A361]=[.C361];[.C361]=[.E361];[.B361]=[.D361];[.D361]=[.F3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table:formula="of:=AND([.A362]=[.C362];[.C362]=[.E362];[.B362]=[.D362];[.D362]=[.F3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string">
            <text:p>alice</text:p>
          </table:table-cell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string">
            <text:p>carl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1" table:number-rows-repeated="104819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ce4"/>
        <table:table-column table:style-name="co1" table:number-columns-repeated="5" table:default-cell-style-name="ce8"/>
        <table:table-column table:style-name="co1" table:default-cell-style-name="ce12"/>
        <table:table-column table:style-name="co1" table:number-columns-repeated="1017" table:default-cell-style-name="Default"/>
        <table:table-row table:style-name="ro1">
          <table:table-cell table:style-name="ce2" office:value-type="string" table:number-columns-spanned="2" table:number-rows-spanned="1">
            <text:p>Recebido por alice</text:p>
          </table:table-cell>
          <table:covered-table-cell table:style-name="ce6"/>
          <table:table-cell table:style-name="ce2" office:value-type="string" table:number-columns-spanned="2" table:number-rows-spanned="1">
            <text:p>Recebido por bob</text:p>
          </table:table-cell>
          <table:covered-table-cell table:style-name="ce6"/>
          <table:table-cell table:style-name="ce2" office:value-type="string" table:number-columns-spanned="2" table:number-rows-spanned="1">
            <text:p>Recebido por carl</text:p>
          </table:table-cell>
          <table:covered-table-cell table:style-name="ce6"/>
          <table:table-cell table:style-name="ce10" office:value-type="string">
            <text:p>Mesma msg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table:number-columns-spanned="7" table:number-rows-spanned="1">
            <text:p>Com ordenação total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1"/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table:formula="of:=AND([.A3]=[.C3];[.C3]=[.E3];[.B3]=[.D3];[.D3]=[.F3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4]=[.C4];[.C4]=[.E4];[.B4]=[.D4];[.D4]=[.F4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5]=[.C5];[.C5]=[.E5];[.B5]=[.D5];[.D5]=[.F5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6]=[.C6];[.C6]=[.E6];[.B6]=[.D6];[.D6]=[.F6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7]=[.C7];[.C7]=[.E7];[.B7]=[.D7];[.D7]=[.F7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8]=[.C8];[.C8]=[.E8];[.B8]=[.D8];[.D8]=[.F8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9]=[.C9];[.C9]=[.E9];[.B9]=[.D9];[.D9]=[.F9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10]=[.C10];[.C10]=[.E10];[.B10]=[.D10];[.D10]=[.F10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11]=[.C11];[.C11]=[.E11];[.B11]=[.D11];[.D11]=[.F11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12]=[.C12];[.C12]=[.E12];[.B12]=[.D12];[.D12]=[.F12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13]=[.C13];[.C13]=[.E13];[.B13]=[.D13];[.D13]=[.F13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14]=[.C14];[.C14]=[.E14];[.B14]=[.D14];[.D14]=[.F14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15]=[.C15];[.C15]=[.E15];[.B15]=[.D15];[.D15]=[.F15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table:formula="of:=AND([.A16]=[.C16];[.C16]=[.E16];[.B16]=[.D16];[.D16]=[.F16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17]=[.C17];[.C17]=[.E17];[.B17]=[.D17];[.D17]=[.F17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table:formula="of:=AND([.A18]=[.C18];[.C18]=[.E18];[.B18]=[.D18];[.D18]=[.F18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19]=[.C19];[.C19]=[.E19];[.B19]=[.D19];[.D19]=[.F19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20]=[.C20];[.C20]=[.E20];[.B20]=[.D20];[.D20]=[.F20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bob</text:p>
          </table:table-cell>
          <table:table-cell table:style-name="ce9" office:value-type="float" office:value="33">
            <text:p>33</text:p>
          </table:table-cell>
          <table:table-cell table:style-name="ce9" office:value-type="string">
            <text:p>bob</text:p>
          </table:table-cell>
          <table:table-cell table:style-name="ce9" office:value-type="float" office:value="33">
            <text:p>33</text:p>
          </table:table-cell>
          <table:table-cell table:style-name="ce9" office:value-type="string">
            <text:p>bob</text:p>
          </table:table-cell>
          <table:table-cell table:style-name="ce9" office:value-type="float" office:value="33">
            <text:p>33</text:p>
          </table:table-cell>
          <table:table-cell table:style-name="ce13" table:formula="of:=AND([.A21]=[.C21];[.C21]=[.E21];[.B21]=[.D21];[.D21]=[.F21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Sem ordenação total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1"/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23]=[.C23];[.C23]=[.E23];[.B23]=[.D23];[.D23]=[.F23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24]=[.C24];[.C24]=[.E24];[.B24]=[.D24];[.D24]=[.F24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table:formula="of:=AND([.A25]=[.C25];[.C25]=[.E25];[.B25]=[.D25];[.D25]=[.F25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26]=[.C26];[.C26]=[.E26];[.B26]=[.D26];[.D26]=[.F26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27]=[.C27];[.C27]=[.E27];[.B27]=[.D27];[.D27]=[.F27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28]=[.C28];[.C28]=[.E28];[.B28]=[.D28];[.D28]=[.F28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29]=[.C29];[.C29]=[.E29];[.B29]=[.D29];[.D29]=[.F29])" office:value-type="boolean" office:boolean-value="false">
            <text:p>FALS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30]=[.C30];[.C30]=[.E30];[.B30]=[.D30];[.D30]=[.F30])" office:value-type="boolean" office:boolean-value="false">
            <text:p>FALS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31]=[.C31];[.C31]=[.E31];[.B31]=[.D31];[.D31]=[.F31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32]=[.C32];[.C32]=[.E32];[.B32]=[.D32];[.D32]=[.F32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33]=[.C33];[.C33]=[.E33];[.B33]=[.D33];[.D33]=[.F33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34]=[.C34];[.C34]=[.E34];[.B34]=[.D34];[.D34]=[.F34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35]=[.C35];[.C35]=[.E35];[.B35]=[.D35];[.D35]=[.F35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36]=[.C36];[.C36]=[.E36];[.B36]=[.D36];[.D36]=[.F36])" office:value-type="boolean" office:boolean-value="false">
            <text:p>FALS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37]=[.C37];[.C37]=[.E37];[.B37]=[.D37];[.D37]=[.F37])" office:value-type="boolean" office:boolean-value="false">
            <text:p>FALSO</text:p>
          </table:table-cell>
          <table:table-cell table:number-columns-repeated="1017"/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38]=[.C38];[.C38]=[.E38];[.B38]=[.D38];[.D38]=[.F38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table:formula="of:=AND([.A39]=[.C39];[.C39]=[.E39];[.B39]=[.D39];[.D39]=[.F39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table:formula="of:=AND([.A40]=[.C40];[.C40]=[.E40];[.B40]=[.D40];[.D40]=[.F40])" office:value-type="boolean" office:boolean-value="true">
            <text:p>VERDADEIRO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bob</text:p>
          </table:table-cell>
          <table:table-cell table:style-name="ce9" office:value-type="float" office:value="31">
            <text:p>31</text:p>
          </table:table-cell>
          <table:table-cell table:style-name="ce9" office:value-type="string">
            <text:p>bob</text:p>
          </table:table-cell>
          <table:table-cell table:style-name="ce9" office:value-type="float" office:value="31">
            <text:p>31</text:p>
          </table:table-cell>
          <table:table-cell table:style-name="ce9" office:value-type="string">
            <text:p>bob</text:p>
          </table:table-cell>
          <table:table-cell table:style-name="ce9" office:value-type="float" office:value="31">
            <text:p>31</text:p>
          </table:table-cell>
          <table:table-cell table:style-name="ce13" table:formula="of:=AND([.A41]=[.C41];[.C41]=[.E41];[.B41]=[.D41];[.D41]=[.F41])" office:value-type="boolean" office:boolean-value="true">
            <text:p>VERDADEIRO</text:p>
          </table:table-cell>
          <table:table-cell table:number-columns-repeated="1017"/>
        </table:table-row>
      </table:table>
      <table:database-ranges>
        <table:database-range table:target-range-address="'total on'.A1:'total on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14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lo Moret</meta:initial-creator>
    <meta:creation-date>2010-07-04T15:34:34</meta:creation-date>
    <dc:date>2010-07-05T14:40:10</dc:date>
    <dc:creator>Danilo Moret</dc:creator>
    <meta:editing-duration>PT01H19M20S</meta:editing-duration>
    <meta:editing-cycles>5</meta:editing-cycles>
    <meta:generator>OpenOffice.org/3.2$Unix OpenOffice.org_project/320m12$Build-9483</meta:generator>
    <meta:document-statistic meta:table-count="3" meta:cell-count="5437" meta:object-count="0"/>
  </office:meta>
</office:document-meta>
</file>